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text-properties officeooo:rsid="00189e76" officeooo:paragraph-rsid="00189e76"/>
    </style:style>
    <style:style style:name="P2" style:family="paragraph" style:parent-style-name="Standard">
      <style:text-properties officeooo:paragraph-rsid="00189e76"/>
    </style:style>
    <style:style style:name="P3" style:family="paragraph" style:parent-style-name="Standard">
      <style:text-properties officeooo:rsid="0019c4b1" officeooo:paragraph-rsid="0019c4b1"/>
    </style:style>
    <style:style style:name="P4" style:family="paragraph" style:parent-style-name="Standard">
      <style:text-properties fo:font-weight="bold" officeooo:rsid="0019c4b1" officeooo:paragraph-rsid="001a0b3d" style:font-weight-asian="bold" style:font-weight-complex="bold"/>
    </style:style>
    <style:style style:name="P5" style:family="paragraph" style:parent-style-name="Standard">
      <style:text-properties fo:font-weight="bold" officeooo:rsid="001a0b3d" officeooo:paragraph-rsid="001acb93" style:font-weight-asian="bold" style:font-weight-complex="bold"/>
    </style:style>
    <style:style style:name="P6" style:family="paragraph" style:parent-style-name="Text_20_body">
      <style:text-properties fo:font-weight="bold" officeooo:rsid="00176979" officeooo:paragraph-rsid="0037959b" style:font-weight-asian="bold" style:font-weight-complex="bold"/>
    </style:style>
    <style:style style:name="P7" style:family="paragraph" style:parent-style-name="Text_20_body">
      <style:text-properties fo:font-weight="bold" officeooo:paragraph-rsid="0037959b" style:font-weight-asian="bold" style:font-weight-complex="bold"/>
    </style:style>
    <style:style style:name="P8" style:family="paragraph" style:parent-style-name="Standard">
      <style:text-properties fo:font-weight="bold" officeooo:rsid="004ba3dd" officeooo:paragraph-rsid="004ba3dd" style:font-weight-asian="bold" style:font-weight-complex="bold"/>
    </style:style>
    <style:style style:name="P9" style:family="paragraph" style:parent-style-name="Standard">
      <style:text-properties fo:font-weight="normal" officeooo:rsid="001a0b3d" officeooo:paragraph-rsid="001a0b3d" style:font-weight-asian="normal" style:font-weight-complex="normal"/>
    </style:style>
    <style:style style:name="P10" style:family="paragraph" style:parent-style-name="Standard">
      <style:text-properties officeooo:paragraph-rsid="001acb93"/>
    </style:style>
    <style:style style:name="P11" style:family="paragraph" style:parent-style-name="Standard">
      <style:text-properties fo:font-style="normal" officeooo:rsid="0019c4b1" officeooo:paragraph-rsid="0019c4b1" style:font-style-asian="normal" style:font-style-complex="normal"/>
    </style:style>
    <style:style style:name="P12" style:family="paragraph" style:parent-style-name="Standard">
      <style:text-properties fo:font-style="normal" fo:font-weight="normal" officeooo:rsid="001a0b3d" officeooo:paragraph-rsid="001a0b3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acb93" officeooo:paragraph-rsid="001acb9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c0609" officeooo:paragraph-rsid="001acb9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e7ca" officeooo:paragraph-rsid="001acb9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e7ca" officeooo:paragraph-rsid="001de7c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fe58e" officeooo:paragraph-rsid="001de7c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fe58e" officeooo:paragraph-rsid="001fe58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officeooo:rsid="001c0609" officeooo:paragraph-rsid="001acb93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1c0609" officeooo:paragraph-rsid="001de7ca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1c0609" officeooo:paragraph-rsid="001fe58e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officeooo:paragraph-rsid="00260370"/>
    </style:style>
    <style:style style:name="P23" style:family="paragraph" style:parent-style-name="Text_20_body">
      <style:text-properties officeooo:rsid="00260370" officeooo:paragraph-rsid="00260370"/>
    </style:style>
    <style:style style:name="P24" style:family="paragraph" style:parent-style-name="Text_20_body">
      <style:text-properties style:text-underline-style="solid" style:text-underline-width="auto" style:text-underline-color="font-color"/>
    </style:style>
    <style:style style:name="P25" style:family="paragraph" style:parent-style-name="Text_20_body">
      <style:text-properties style:text-underline-style="solid" style:text-underline-width="auto" style:text-underline-color="font-color" officeooo:rsid="003536dc" officeooo:paragraph-rsid="003536dc"/>
    </style:style>
    <style:style style:name="P26" style:family="paragraph" style:parent-style-name="Quotations">
      <style:text-properties fo:font-size="9pt" style:font-size-asian="9pt" style:font-size-complex="9pt"/>
    </style:style>
    <style:style style:name="P27" style:family="paragraph" style:parent-style-name="Text_20_body">
      <style:text-properties fo:font-size="9pt" fo:font-style="italic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8" style:family="paragraph" style:parent-style-name="Text_20_body">
      <style:text-properties fo:font-size="9pt" fo:font-style="italic" style:text-underline-style="none" fo:font-weight="bold" officeooo:rsid="0031a42a" officeooo:paragraph-rsid="0031a42a" style:font-size-asian="9pt" style:font-style-asian="italic" style:font-weight-asian="bold" style:font-size-complex="9pt" style:font-style-complex="italic" style:font-weight-complex="bold"/>
    </style:style>
    <style:style style:name="P29" style:family="paragraph" style:parent-style-name="Text_20_body">
      <style:text-properties fo:font-size="9pt" style:text-underline-style="none" style:font-size-asian="9pt" style:font-size-complex="9pt"/>
    </style:style>
    <style:style style:name="P30" style:family="paragraph" style:parent-style-name="Text_20_body">
      <style:text-properties fo:font-size="9pt" style:text-underline-style="none" officeooo:paragraph-rsid="0031a42a" style:font-size-asian="9pt" style:font-size-complex="9pt"/>
    </style:style>
    <style:style style:name="P31" style:family="paragraph" style:parent-style-name="Text_20_body">
      <style:text-properties officeooo:paragraph-rsid="0031a42a"/>
    </style:style>
    <style:style style:name="P32" style:family="paragraph" style:parent-style-name="Heading_20_4">
      <style:text-properties fo:font-variant="normal" fo:text-transform="none" fo:color="#24292e" loext:opacity="100%" fo:letter-spacing="normal" officeooo:rsid="00189e76"/>
    </style:style>
    <style:style style:name="P33" style:family="paragraph" style:parent-style-name="Heading_20_4">
      <style:text-properties fo:font-variant="normal" fo:text-transform="none" fo:color="#24292e" loext:opacity="100%" fo:letter-spacing="normal" officeooo:rsid="00189e76" officeooo:paragraph-rsid="003ec803"/>
    </style:style>
    <style:style style:name="P34" style:family="paragraph" style:parent-style-name="Text_20_body">
      <style:text-properties fo:font-variant="normal" fo:text-transform="none" fo:color="#24292e" loext:opacity="100%" fo:letter-spacing="normal" officeooo:rsid="00189e76" officeooo:paragraph-rsid="003ec803"/>
    </style:style>
    <style:style style:name="P35" style:family="paragraph" style:parent-style-name="Heading_20_4">
      <style:text-properties fo:font-variant="normal" fo:text-transform="none" fo:color="#24292e" loext:opacity="100%" fo:letter-spacing="normal" officeooo:rsid="00189e76" officeooo:paragraph-rsid="0040b062"/>
    </style:style>
    <style:style style:name="P36" style:family="paragraph" style:parent-style-name="Heading_20_4">
      <style:text-properties fo:font-variant="normal" fo:text-transform="none" fo:color="#24292e" loext:opacity="100%" fo:letter-spacing="normal" officeooo:rsid="00189e76" officeooo:paragraph-rsid="0043c48d"/>
    </style:style>
    <style:style style:name="P37" style:family="paragraph" style:parent-style-name="Text_20_body">
      <style:text-properties fo:font-variant="normal" fo:text-transform="none" fo:color="#24292e" loext:opacity="100%" fo:letter-spacing="normal" officeooo:rsid="00189e76" officeooo:paragraph-rsid="0043c48d"/>
    </style:style>
    <style:style style:name="P38" style:family="paragraph" style:parent-style-name="Text_20_body">
      <style:text-properties fo:font-variant="normal" fo:text-transform="none" fo:color="#24292e" loext:opacity="100%" fo:letter-spacing="normal" officeooo:rsid="00189e76" officeooo:paragraph-rsid="0044f807"/>
    </style:style>
    <style:style style:name="P39" style:family="paragraph" style:parent-style-name="Standard">
      <style:text-properties fo:font-variant="normal" fo:text-transform="none" fo:color="#24292e" loext:opacity="100%" style:font-name="Liberation Mono" fo:font-size="10pt" fo:letter-spacing="normal" officeooo:rsid="00189e76" officeooo:paragraph-rsid="00189e76" style:font-name-asian="Noto Sans Mono CJK SC" style:font-size-asian="10pt" style:font-name-complex="Liberation Mono" style:font-size-complex="10pt"/>
    </style:style>
    <style:style style:name="P40" style:family="paragraph" style:parent-style-name="Text_20_body">
      <style:paragraph-properties fo:margin-top="0cm" fo:margin-bottom="0.499cm" style:contextual-spacing="false"/>
      <style:text-properties fo:font-variant="normal" fo:text-transform="none" fo:color="#333333" loext:opacity="100%" style:font-name="Helvetica Neue" fo:font-size="12pt" fo:letter-spacing="normal" fo:font-style="normal" fo:font-weight="normal"/>
    </style:style>
    <style:style style:name="P41" style:family="paragraph" style:parent-style-name="Text_20_body">
      <style:text-properties fo:font-variant="normal" fo:text-transform="none" fo:color="#000000" loext:opacity="100%" style:text-line-through-style="solid" style:text-line-through-type="single" style:font-name="SFMono-Regular" fo:font-size="11.25pt" fo:letter-spacing="normal" fo:language="es" fo:country="ES" fo:font-style="normal" fo:font-weight="normal" officeooo:rsid="00158f90" officeooo:paragraph-rsid="0037959b" style:font-weight-asian="normal" style:font-weight-complex="normal"/>
    </style:style>
    <style:style style:name="P42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37959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Liberation Sans" fo:font-size="13.3000001907349pt" fo:language="es" fo:country="ES" fo:font-style="italic" fo:font-weight="bold" officeooo:rsid="000a42eb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4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4ba3d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5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6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7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8" style:family="paragraph" style:parent-style-name="Preformatted_20_Text">
      <style:text-properties style:font-name="Liberation Sans" fo:font-size="13.3000001907349pt" fo:language="es" fo:country="ES" fo:font-style="italic" fo:font-weight="bold" officeooo:rsid="004ba3dd" officeooo:paragraph-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49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4db9a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1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2" style:family="paragraph" style:parent-style-name="Text_20_body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4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68281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Liberation Sans" fo:font-size="13.3000001907349pt" fo:language="es" fo:country="ES" fo:font-style="italic" fo:font-weight="bold" officeooo:rsid="004ba3dd" officeooo:paragraph-rsid="0072bf86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6" style:family="paragraph" style:parent-style-name="Standard">
      <style:text-properties style:font-name="Liberation Sans" fo:font-size="13.3000001907349pt" fo:language="es" fo:country="ES" fo:font-style="italic" fo:font-weight="bold" officeooo:rsid="004ba3dd" officeooo:paragraph-rsid="00757912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Liberation Sans" fo:font-size="13.3000001907349pt" fo:language="es" fo:country="ES" fo:font-style="italic" fo:font-weight="bold" officeooo:rsid="005c864d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8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b9b67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59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0" style:family="paragraph" style:parent-style-name="Text_20_body">
      <style:text-properties style:font-name="Liberation Sans" fo:font-size="13.3000001907349pt" fo:language="es" fo:country="ES" fo:font-style="italic" fo:font-weight="bold" officeooo:rsid="005b9b67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1" style:family="paragraph" style:parent-style-name="Heading_20_4">
      <style:text-properties style:font-name="Liberation Sans" fo:font-size="13.3000001907349pt" fo:language="es" fo:country="ES" fo:font-style="italic" fo:font-weight="bold" officeooo:rsid="0068281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2" style:family="paragraph" style:parent-style-name="Heading_20_4">
      <style:text-properties style:font-name="Liberation Sans" fo:font-size="13.3000001907349pt" fo:language="es" fo:country="ES" fo:font-style="italic" fo:font-weight="bold" officeooo:rsid="0068281f" officeooo:paragraph-rsid="006ce82a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3" style:family="paragraph" style:parent-style-name="Text_20_body">
      <style:text-properties style:font-name="Liberation Sans" fo:font-size="13.3000001907349pt" fo:language="es" fo:country="ES" fo:font-style="italic" fo:font-weight="bold" officeooo:rsid="0068281f" officeooo:paragraph-rsid="0074a14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4" style:family="paragraph" style:parent-style-name="Text_20_body">
      <style:text-properties style:font-name="Liberation Sans" fo:font-size="13.3000001907349pt" fo:language="es" fo:country="ES" fo:font-style="italic" fo:font-weight="bold" officeooo:rsid="0068281f" officeooo:paragraph-rsid="00775efa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5" style:family="paragraph" style:parent-style-name="Heading_20_4">
      <style:text-properties style:font-name="Liberation Sans" fo:font-size="13.3000001907349pt" fo:language="es" fo:country="ES" fo:font-style="italic" fo:font-weight="bold" officeooo:rsid="00757912" officeooo:paragraph-rsid="00794952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6" style:family="paragraph" style:parent-style-name="Text_20_body">
      <style:text-properties style:font-name="Liberation Sans" fo:font-size="13.3000001907349pt" fo:language="es" fo:country="ES" fo:font-style="italic" fo:font-weight="bold" officeooo:rsid="00794952" officeooo:paragraph-rsid="00794952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67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4ba3d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68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775efa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69" style:family="paragraph" style:parent-style-name="Text_20_body">
      <style:text-properties style:font-name="Liberation Sans" fo:font-size="13.3000001907349pt" fo:language="es" fo:country="ES" fo:font-style="italic" fo:font-weight="normal" officeooo:rsid="004ba3dd" officeooo:paragraph-rsid="00775efa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0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794952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1" style:family="paragraph" style:parent-style-name="Text_20_body">
      <style:text-properties style:font-name="Liberation Sans" fo:font-size="13.3000001907349pt" fo:language="es" fo:country="ES" fo:font-style="italic" fo:font-weight="normal" officeooo:rsid="004ba3dd" officeooo:paragraph-rsid="00794952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2" style:family="paragraph" style:parent-style-name="Heading_20_4">
      <style:text-properties style:font-name="Liberation Sans" fo:font-size="13.3000001907349pt" fo:language="es" fo:country="ES" fo:font-style="italic" fo:font-weight="normal" officeooo:rsid="004ba3dd" officeooo:paragraph-rsid="007a2baa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3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4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5d7979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5" style:family="paragraph" style:parent-style-name="Text_20_body">
      <style:text-properties style:font-name="Liberation Sans" fo:font-size="13.3000001907349pt" fo:language="es" fo:country="ES" fo:font-style="italic" fo:font-weight="normal" officeooo:rsid="005c864d" officeooo:paragraph-rsid="0037959b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6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68281f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7" style:family="paragraph" style:parent-style-name="Heading_20_4">
      <style:text-properties style:font-name="Liberation Sans" fo:font-size="13.3000001907349pt" fo:language="es" fo:country="ES" fo:font-style="italic" fo:font-weight="normal" officeooo:rsid="005c864d" officeooo:paragraph-rsid="00757912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8" style:family="paragraph" style:parent-style-name="Text_20_body">
      <style:text-properties style:font-name="Liberation Sans" fo:font-size="13.3000001907349pt" fo:language="es" fo:country="ES" fo:font-style="italic" fo:font-weight="normal" officeooo:rsid="00655c17" officeooo:paragraph-rsid="0037959b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79" style:family="paragraph" style:parent-style-name="Text_20_body">
      <style:text-properties style:font-name="Liberation Sans" fo:font-size="13.3000001907349pt" fo:language="es" fo:country="ES" fo:font-style="italic" fo:font-weight="normal" officeooo:rsid="00794952" officeooo:paragraph-rsid="00794952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80" style:family="paragraph" style:parent-style-name="Text_20_body">
      <style:text-properties style:font-name="Liberation Sans" fo:font-size="16.1000003814697pt" fo:font-weight="bold" officeooo:rsid="0039ae00" officeooo:paragraph-rsid="0039ae00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81" style:family="paragraph" style:parent-style-name="Text_20_body">
      <style:text-properties style:font-name="Liberation Sans" fo:font-size="8pt" fo:language="es" fo:country="ES" fo:font-style="normal" fo:font-weight="normal" officeooo:rsid="004ba3dd" officeooo:paragraph-rsid="004ba3dd" style:font-name-asian="Noto Sans CJK SC1" style:font-size-asian="8pt" style:font-style-asian="normal" style:font-weight-asian="normal" style:font-name-complex="Lohit Devanagari4" style:font-size-complex="8pt" style:font-style-complex="normal" style:font-weight-complex="normal"/>
    </style:style>
    <style:style style:name="P82" style:family="paragraph" style:parent-style-name="Preformatted_20_Text">
      <style:paragraph-properties fo:margin-top="0cm" fo:margin-bottom="0.499cm" style:contextual-spacing="false"/>
    </style:style>
    <style:style style:name="P83" style:family="paragraph" style:parent-style-name="Text_20_body">
      <style:text-properties officeooo:rsid="00184efa" officeooo:paragraph-rsid="0037959b"/>
    </style:style>
    <style:style style:name="P84" style:family="paragraph" style:parent-style-name="Text_20_body">
      <style:text-properties fo:language="es" fo:country="ES" officeooo:rsid="000d24bf" officeooo:paragraph-rsid="0037959b"/>
    </style:style>
    <style:style style:name="P85" style:family="paragraph" style:parent-style-name="Text_20_body">
      <style:text-properties fo:language="es" fo:country="ES" fo:font-weight="bold" officeooo:rsid="00117d98" officeooo:paragraph-rsid="0037959b" style:font-weight-asian="bold" style:font-weight-complex="bold"/>
    </style:style>
    <style:style style:name="P86" style:family="paragraph" style:parent-style-name="Preformatted_20_Text">
      <style:text-properties fo:language="es" fo:country="ES" fo:font-weight="bold" officeooo:rsid="00117d98" officeooo:paragraph-rsid="00521426" style:font-weight-asian="bold" style:font-weight-complex="bold"/>
    </style:style>
    <style:style style:name="P87" style:family="paragraph" style:parent-style-name="Text_20_body">
      <style:text-properties fo:language="es" fo:country="ES" fo:font-weight="bold" officeooo:rsid="0012326c" officeooo:paragraph-rsid="0037959b" style:font-weight-asian="bold" style:font-weight-complex="bold"/>
    </style:style>
    <style:style style:name="P88" style:family="paragraph" style:parent-style-name="Text_20_body">
      <style:text-properties fo:language="es" fo:country="ES" fo:font-weight="bold" officeooo:rsid="0013a45f" officeooo:paragraph-rsid="0037959b" style:font-weight-asian="bold" style:font-weight-complex="bold"/>
    </style:style>
    <style:style style:name="P89" style:family="paragraph" style:parent-style-name="Text_20_body">
      <style:text-properties fo:language="es" fo:country="ES" fo:font-weight="bold" officeooo:rsid="002dad1b" officeooo:paragraph-rsid="0037959b" style:font-weight-asian="bold" style:font-weight-complex="bold"/>
    </style:style>
    <style:style style:name="P90" style:family="paragraph" style:parent-style-name="Text_20_body">
      <style:text-properties fo:language="es" fo:country="ES" fo:font-weight="bold" officeooo:rsid="00158f90" officeooo:paragraph-rsid="0037959b" style:font-weight-asian="bold" style:font-weight-complex="bold"/>
    </style:style>
    <style:style style:name="P91" style:family="paragraph" style:parent-style-name="Text_20_body">
      <style:text-properties fo:language="es" fo:country="ES" fo:font-weight="bold" officeooo:rsid="001b95e1" officeooo:paragraph-rsid="0037959b" style:font-weight-asian="bold" style:font-weight-complex="bold"/>
    </style:style>
    <style:style style:name="P92" style:family="paragraph" style:parent-style-name="Text_20_body">
      <style:text-properties fo:language="es" fo:country="ES" fo:font-weight="bold" officeooo:rsid="00521426" officeooo:paragraph-rsid="00521426" style:font-weight-asian="bold" style:font-weight-complex="bold"/>
    </style:style>
    <style:style style:name="P93" style:family="paragraph" style:parent-style-name="Text_20_body">
      <style:text-properties fo:language="es" fo:country="ES" fo:font-weight="normal" officeooo:rsid="00117d98" officeooo:paragraph-rsid="0037959b" style:font-weight-asian="normal" style:font-weight-complex="normal"/>
    </style:style>
    <style:style style:name="P94" style:family="paragraph" style:parent-style-name="Text_20_body">
      <style:text-properties fo:language="es" fo:country="ES" fo:font-weight="normal" officeooo:rsid="0012c25e" officeooo:paragraph-rsid="0037959b" style:font-weight-asian="normal" style:font-weight-complex="normal"/>
    </style:style>
    <style:style style:name="P95" style:family="paragraph" style:parent-style-name="Text_20_body">
      <style:text-properties fo:language="es" fo:country="ES" fo:font-weight="normal" officeooo:rsid="0012326c" officeooo:paragraph-rsid="0037959b" style:font-weight-asian="normal" style:font-weight-complex="normal"/>
    </style:style>
    <style:style style:name="P96" style:family="paragraph" style:parent-style-name="Text_20_body">
      <style:text-properties fo:language="es" fo:country="ES" fo:font-weight="normal" officeooo:rsid="0013a45f" officeooo:paragraph-rsid="0037959b" style:font-weight-asian="normal" style:font-weight-complex="normal"/>
    </style:style>
    <style:style style:name="P97" style:family="paragraph" style:parent-style-name="Text_20_body">
      <style:text-properties fo:language="es" fo:country="ES" fo:font-weight="normal" officeooo:rsid="00158f90" officeooo:paragraph-rsid="0037959b" style:font-weight-asian="normal" style:font-weight-complex="normal"/>
    </style:style>
    <style:style style:name="P98" style:family="paragraph" style:parent-style-name="Text_20_body">
      <style:text-properties fo:language="es" fo:country="ES" fo:font-weight="normal" officeooo:rsid="002dad1b" officeooo:paragraph-rsid="0037959b" style:font-weight-asian="normal" style:font-weight-complex="normal"/>
    </style:style>
    <style:style style:name="P99" style:family="paragraph" style:parent-style-name="Text_20_body">
      <style:text-properties fo:language="es" fo:country="ES" fo:font-weight="normal" officeooo:rsid="001815f2" officeooo:paragraph-rsid="0037959b" style:font-weight-asian="normal" style:font-weight-complex="normal"/>
    </style:style>
    <style:style style:name="P100" style:family="paragraph" style:parent-style-name="Text_20_body">
      <style:text-properties fo:language="es" fo:country="ES" fo:font-weight="normal" officeooo:rsid="001d8075" officeooo:paragraph-rsid="0037959b" style:font-weight-asian="normal" style:font-weight-complex="normal"/>
    </style:style>
    <style:style style:name="P101" style:family="paragraph" style:parent-style-name="Text_20_body">
      <style:text-properties fo:language="es" fo:country="ES" fo:font-weight="normal" officeooo:rsid="001e0e10" officeooo:paragraph-rsid="0037959b" style:font-weight-asian="normal" style:font-weight-complex="normal"/>
    </style:style>
    <style:style style:name="P102" style:family="paragraph" style:parent-style-name="Text_20_body">
      <style:text-properties fo:language="es" fo:country="ES" officeooo:paragraph-rsid="0037959b"/>
    </style:style>
    <style:style style:name="P103" style:family="paragraph" style:parent-style-name="Text_20_body">
      <style:text-properties fo:color="#c9211e" loext:opacity="100%" fo:language="es" fo:country="ES" fo:font-weight="bold" officeooo:rsid="00176979" officeooo:paragraph-rsid="0037959b" style:font-weight-asian="bold" style:font-weight-complex="bold"/>
    </style:style>
    <style:style style:name="P104" style:family="paragraph" style:parent-style-name="Text_20_body">
      <style:text-properties officeooo:paragraph-rsid="0037959b"/>
    </style:style>
    <style:style style:name="P105" style:family="paragraph" style:parent-style-name="Title">
      <style:text-properties officeooo:rsid="00357acd" officeooo:paragraph-rsid="00357acd"/>
    </style:style>
    <style:style style:name="P106" style:family="paragraph" style:parent-style-name="Text_20_body">
      <style:text-properties officeooo:rsid="00357acd" officeooo:paragraph-rsid="00357acd"/>
    </style:style>
    <style:style style:name="P107" style:family="paragraph" style:parent-style-name="Text_20_body">
      <style:text-properties officeooo:paragraph-rsid="0043c48d"/>
    </style:style>
    <style:style style:name="P108" style:family="paragraph" style:parent-style-name="Text_20_body">
      <style:text-properties officeooo:rsid="004db9a3" officeooo:paragraph-rsid="004db9a3"/>
    </style:style>
    <style:style style:name="P109" style:family="paragraph" style:parent-style-name="Heading_20_4">
      <style:text-properties officeooo:rsid="004ba3dd" officeooo:paragraph-rsid="004d9133"/>
    </style:style>
    <style:style style:name="P110" style:family="paragraph" style:parent-style-name="Heading_20_4">
      <style:text-properties officeooo:rsid="004ba3dd" officeooo:paragraph-rsid="00757912"/>
    </style:style>
    <style:style style:name="P111" style:family="paragraph" style:parent-style-name="Text_20_body">
      <style:text-properties officeooo:paragraph-rsid="004ba3dd"/>
    </style:style>
    <style:style style:name="P112" style:family="paragraph" style:parent-style-name="Text_20_body">
      <style:text-properties fo:color="#6a9955" loext:opacity="100%" style:font-name="Droid Sans Mono" fo:font-size="10.5pt" fo:language="es" fo:country="ES" fo:font-style="italic" fo:font-weight="normal" officeooo:rsid="005c864d" officeooo:paragraph-rsid="005c864d" fo:background-color="#1e1e1e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113" style:family="paragraph" style:parent-style-name="Text_20_body">
      <style:text-properties officeooo:rsid="00655c17" officeooo:paragraph-rsid="00655c17"/>
    </style:style>
    <style:style style:name="P114" style:family="paragraph" style:parent-style-name="Title">
      <style:paragraph-properties fo:break-before="page"/>
    </style:style>
    <style:style style:name="P115" style:family="paragraph" style:parent-style-name="Standard">
      <style:text-properties officeooo:paragraph-rsid="006b45db"/>
    </style:style>
    <style:style style:name="P116" style:family="paragraph" style:parent-style-name="Text_20_body">
      <style:text-properties officeooo:paragraph-rsid="006b45db"/>
    </style:style>
    <style:style style:name="P117" style:family="paragraph" style:parent-style-name="Text_20_body">
      <style:text-properties officeooo:paragraph-rsid="005c864d"/>
    </style:style>
    <style:style style:name="P118" style:family="paragraph" style:parent-style-name="Text_20_body">
      <style:text-properties officeooo:rsid="006ce82a" officeooo:paragraph-rsid="006ce82a"/>
    </style:style>
    <style:style style:name="P119" style:family="paragraph" style:parent-style-name="Text_20_body">
      <style:text-properties officeooo:paragraph-rsid="006ce82a"/>
    </style:style>
    <style:style style:name="P120" style:family="paragraph" style:parent-style-name="Text_20_body">
      <style:text-properties officeooo:rsid="0074a143" officeooo:paragraph-rsid="0074a143"/>
    </style:style>
    <style:style style:name="P121" style:family="paragraph" style:parent-style-name="Title">
      <style:paragraph-properties fo:break-before="page"/>
      <style:text-properties officeooo:rsid="0074a143" officeooo:paragraph-rsid="0074a143"/>
    </style:style>
    <style:style style:name="P122" style:family="paragraph" style:parent-style-name="Text_20_body">
      <style:text-properties officeooo:paragraph-rsid="0074a143"/>
    </style:style>
    <style:style style:name="P123" style:family="paragraph" style:parent-style-name="Title">
      <style:text-properties officeooo:paragraph-rsid="00775efa"/>
    </style:style>
    <style:style style:name="P124" style:family="paragraph" style:parent-style-name="Text_20_body">
      <style:text-properties officeooo:rsid="007feadd" officeooo:paragraph-rsid="007feadd"/>
    </style:style>
    <style:style style:name="P125" style:family="paragraph" style:parent-style-name="Text_20_body">
      <style:text-properties officeooo:rsid="0080fb01" officeooo:paragraph-rsid="0080fb01"/>
    </style:style>
    <style:style style:name="P126" style:family="paragraph" style:parent-style-name="Text_20_body">
      <style:text-properties officeooo:rsid="0081f175" officeooo:paragraph-rsid="0081f175"/>
    </style:style>
    <style:style style:name="P127" style:family="paragraph" style:parent-style-name="Heading_20_1" style:list-style-name="">
      <style:text-properties fo:font-variant="normal" fo:text-transform="none" fo:color="#24292e" loext:opacity="100%" style:font-name="Liberation Sans" fo:font-size="18.2000007629395pt" fo:letter-spacing="normal" fo:language="es" fo:country="ES" fo:font-weight="bold" officeooo:rsid="0035e4ce" officeooo:paragraph-rsid="0037959b" style:font-name-asian="Noto Sans CJK SC1" style:font-size-asian="18.2000007629395pt" style:font-weight-asian="bold" style:font-name-complex="Lohit Devanagari4" style:font-size-complex="18.2000007629395pt" style:font-weight-complex="bold"/>
    </style:style>
    <style:style style:name="P128" style:family="paragraph" style:parent-style-name="Heading_20_2">
      <style:text-properties style:font-name="Liberation Sans" fo:font-size="16.1000003814697pt" fo:font-weight="bold" officeooo:rsid="00357acd" officeooo:paragraph-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P129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5d7979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30" style:family="paragraph" style:parent-style-name="Heading_20_2">
      <style:text-properties style:font-name="Liberation Sans" fo:font-size="13.3000001907349pt" fo:language="es" fo:country="ES" fo:font-style="italic" fo:font-weight="bold" officeooo:rsid="004ba3dd" officeooo:paragraph-rsid="0061700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31" style:family="paragraph" style:parent-style-name="Heading_20_2">
      <style:text-properties fo:font-variant="normal" fo:text-transform="none" fo:color="#24292e" loext:opacity="100%" fo:letter-spacing="normal" officeooo:rsid="00189e76" officeooo:paragraph-rsid="00357acd"/>
    </style:style>
    <style:style style:name="P132" style:family="paragraph" style:parent-style-name="Heading_20_2">
      <style:paragraph-properties fo:break-before="page"/>
      <style:text-properties officeooo:rsid="004ba3dd" officeooo:paragraph-rsid="004ba3dd"/>
    </style:style>
    <style:style style:name="P133" style:family="paragraph" style:parent-style-name="Heading_20_2" style:list-style-name="">
      <style:text-properties officeooo:rsid="004ba3dd" officeooo:paragraph-rsid="005c864d"/>
    </style:style>
    <style:style style:name="P134" style:family="paragraph" style:parent-style-name="Heading_20_2">
      <style:paragraph-properties fo:break-before="page"/>
      <style:text-properties officeooo:rsid="004ba3dd" officeooo:paragraph-rsid="005c864d"/>
    </style:style>
    <style:style style:name="P135" style:family="paragraph" style:parent-style-name="Heading_20_3">
      <style:text-properties style:font-name="Liberation Sans" fo:font-size="13.3000001907349pt" fo:language="es" fo:country="ES" fo:font-style="italic" fo:font-weight="normal" officeooo:rsid="005c864d" officeooo:paragraph-rsid="005c864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136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1a42a" officeooo:paragraph-rsid="0031a42a" style:font-name-asian="Noto Sans CJK SC1" style:font-size-asian="14.1000003814697pt" style:font-weight-asian="bold" style:font-name-complex="Lohit Devanagari4" style:font-size-complex="14.1000003814697pt" style:font-weight-complex="bold"/>
    </style:style>
    <style:style style:name="P137" style:family="paragraph" style:parent-style-name="Heading_20_3">
      <style:text-properties officeooo:rsid="00256346" officeooo:paragraph-rsid="00256346"/>
    </style:style>
    <style:style style:name="P138" style:family="paragraph" style:parent-style-name="Heading_20_3">
      <style:text-properties officeooo:paragraph-rsid="00265d7b"/>
    </style:style>
    <style:style style:name="P139" style:family="paragraph" style:parent-style-name="Heading_20_4" style:list-style-name="L1">
      <style:text-properties officeooo:paragraph-rsid="0069c01e"/>
    </style:style>
    <style:style style:name="P140" style:family="paragraph" style:parent-style-name="Heading_20_4" style:list-style-name="L1">
      <style:text-properties officeooo:paragraph-rsid="006f6138"/>
    </style:style>
    <style:style style:name="P141" style:family="paragraph" style:parent-style-name="Heading_20_4" style:list-style-name="L1">
      <style:text-properties style:font-name="Liberation Sans" fo:font-size="13.3000001907349pt" fo:language="es" fo:country="ES" fo:font-style="normal" fo:font-weight="normal" officeooo:rsid="005c864d" officeooo:paragraph-rsid="0069c01e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P142" style:family="paragraph" style:parent-style-name="Heading_20_4" style:list-style-name="L1">
      <style:text-properties fo:color="#666666" loext:opacity="100%" fo:font-size="10pt" officeooo:paragraph-rsid="0069c01e" style:font-size-asian="10pt" style:font-size-complex="10pt"/>
    </style:style>
    <style:style style:name="P143" style:family="paragraph" style:parent-style-name="Heading_20_4" style:list-style-name="L1">
      <style:text-properties fo:color="#dcdcaa" loext:opacity="100%" style:font-name="Droid Sans Mono" fo:font-size="10.5pt" fo:language="es" fo:country="ES" fo:font-style="italic" fo:font-weight="normal" officeooo:rsid="005c864d" officeooo:paragraph-rsid="0069c01e" fo:background-color="#1e1e1e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P144" style:family="paragraph" style:parent-style-name="Standard" style:list-style-name="L2">
      <style:text-properties fo:font-style="normal" fo:font-weight="normal" officeooo:rsid="00235525" officeooo:paragraph-rsid="00265d7b" style:font-style-asian="normal" style:font-weight-asian="normal" style:font-style-complex="normal" style:font-weight-complex="normal"/>
    </style:style>
    <style:style style:name="P145" style:family="paragraph" style:parent-style-name="Standard" style:list-style-name="L2">
      <style:text-properties fo:font-style="normal" style:text-underline-style="none" fo:font-weight="normal" officeooo:rsid="00235525" officeooo:paragraph-rsid="00265d7b" style:font-style-asian="normal" style:font-weight-asian="normal" style:font-style-complex="normal" style:font-weight-complex="normal"/>
    </style:style>
    <style:style style:name="P146" style:family="paragraph" style:parent-style-name="Standard" style:list-style-name="L2">
      <style:text-properties fo:font-style="normal" style:text-underline-style="none" fo:font-weight="normal" officeooo:rsid="0028fee0" officeooo:paragraph-rsid="0028fee0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officeooo:rsid="008418d6" officeooo:paragraph-rsid="008418d6"/>
    </style:style>
    <style:style style:name="P148" style:family="paragraph" style:parent-style-name="Text_20_body">
      <style:text-properties style:font-name="Liberation Sans" fo:font-size="13.3000001907349pt" fo:language="es" fo:country="ES" fo:font-style="italic" fo:font-weight="normal" officeooo:rsid="00794952" officeooo:paragraph-rsid="00794952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P149" style:family="paragraph" style:parent-style-name="Text_20_body">
      <style:text-properties officeooo:rsid="0080fb01" officeooo:paragraph-rsid="0081f175"/>
    </style:style>
    <style:style style:name="P150" style:family="paragraph" style:parent-style-name="Text_20_body">
      <style:text-properties officeooo:rsid="008418d6" officeooo:paragraph-rsid="008418d6"/>
    </style:style>
    <style:style style:name="P151" style:family="paragraph" style:parent-style-name="Text_20_body">
      <style:text-properties officeooo:paragraph-rsid="00775efa"/>
    </style:style>
    <style:style style:name="P152" style:family="paragraph" style:parent-style-name="Text_20_body">
      <style:paragraph-properties fo:break-before="page"/>
      <style:text-properties officeooo:paragraph-rsid="00775efa"/>
    </style:style>
    <style:style style:name="P153" style:family="paragraph" style:parent-style-name="Text_20_body">
      <style:text-properties officeooo:paragraph-rsid="0086618c"/>
    </style:style>
    <style:style style:name="P154" style:family="paragraph">
      <loext:graphic-properties draw:fill="solid" draw:fill-color="#dddddd" draw:opacity="50%"/>
      <style:paragraph-properties style:writing-mode="lr-tb"/>
      <style:text-properties fo:font-size="10pt" fo:font-style="italic" style:font-size-asian="10pt" style:font-style-asian="italic" style:font-weight-asian="bold" style:font-size-complex="10pt" style:font-style-complex="italic" style:font-weight-complex="bold"/>
    </style:style>
    <style:style style:name="P155" style:family="paragraph">
      <loext:graphic-properties draw:fill="solid" draw:fill-color="#dddddd" draw:opacity="50%"/>
      <style:paragraph-properties style:writing-mode="lr-tb"/>
      <style:text-properties fo:font-size="12pt" fo:font-style="italic" style:font-size-asian="11pt" style:font-style-asian="italic" style:font-weight-asian="bold" style:font-size-complex="11pt" style:font-style-complex="italic" style:font-weight-complex="bold"/>
    </style:style>
    <style:style style:name="P156" style:family="paragraph">
      <loext:graphic-properties draw:fill="solid" draw:fill-color="#dddddd" draw:opacity="50%"/>
      <style:paragraph-properties style:writing-mode="lr-tb"/>
      <style:text-properties fo:font-size="10.5pt" fo:font-style="italic" style:font-size-asian="10.5pt" style:font-style-asian="italic" style:font-weight-asian="bold" style:font-size-complex="10.5pt" style:font-style-complex="italic" style:font-weight-complex="bold"/>
    </style:style>
    <style:style style:name="P157" style:family="paragraph">
      <style:paragraph-properties fo:text-align="start"/>
    </style:style>
    <style:style style:name="P158" style:family="paragraph">
      <loext:graphic-properties draw:fill="solid" draw:fill-color="#dddddd" draw:opacity="50%"/>
      <style:paragraph-properties style:writing-mode="lr-tb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9" style:family="paragraph">
      <style:paragraph-properties fo:margin-top="0cm" fo:margin-bottom="0.499cm"/>
    </style:style>
    <style:style style:name="P160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style:font-size-asian="11pt" style:font-style-asian="italic" style:font-size-complex="11pt" style:font-style-complex="italic"/>
    </style:style>
    <style:style style:name="P161" style:family="paragraph">
      <loext:graphic-properties draw:fill="solid" draw:fill-color="#dddddd" draw:opacity="50%"/>
      <style:paragraph-properties style:writing-mode="lr-tb"/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189e7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de7ca" style:font-style-asian="italic" style:font-style-complex="italic"/>
    </style:style>
    <style:style style:name="T4" style:family="text">
      <style:text-properties fo:font-style="italic" officeooo:rsid="0074a143" style:font-style-asian="italic" style:font-style-complex="italic"/>
    </style:style>
    <style:style style:name="T5" style:family="text">
      <style:text-properties fo:font-style="italic" fo:font-weight="normal" officeooo:rsid="001de7ca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fe58e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a0b3d" style:font-style-asian="normal" style:font-style-complex="normal"/>
    </style:style>
    <style:style style:name="T9" style:family="text">
      <style:text-properties fo:font-style="normal" officeooo:rsid="0019c4b1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9c4b1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c0609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1acb9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c0609" style:font-style-asian="normal" style:font-weight-asian="normal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de7ca" style:font-weight-asian="normal" style:font-weight-complex="normal"/>
    </style:style>
    <style:style style:name="T17" style:family="text">
      <style:text-properties fo:font-weight="normal" officeooo:rsid="001fe58e" style:font-weight-asian="normal" style:font-weight-complex="normal"/>
    </style:style>
    <style:style style:name="T18" style:family="text">
      <style:text-properties fo:font-weight="normal" officeooo:rsid="0012326c" style:font-weight-asian="normal" style:font-weight-complex="normal"/>
    </style:style>
    <style:style style:name="T19" style:family="text">
      <style:text-properties fo:font-weight="normal" officeooo:rsid="001b95e1" style:font-weight-asian="normal" style:font-weight-complex="normal"/>
    </style:style>
    <style:style style:name="T20" style:family="text">
      <style:text-properties fo:font-weight="normal" officeooo:rsid="0043c48d" style:font-weight-asian="normal" style:font-weight-complex="normal"/>
    </style:style>
    <style:style style:name="T21" style:family="text">
      <style:text-properties fo:font-weight="normal" officeooo:rsid="0044f807" style:font-weight-asian="normal" style:font-weight-complex="normal"/>
    </style:style>
    <style:style style:name="T22" style:family="text">
      <style:text-properties fo:font-weight="normal" officeooo:rsid="006cc26a" style:font-weight-asian="normal" style:font-weight-complex="normal"/>
    </style:style>
    <style:style style:name="T23" style:family="text">
      <style:text-properties officeooo:rsid="00265d7b"/>
    </style:style>
    <style:style style:name="T24" style:family="text">
      <style:text-properties officeooo:rsid="001de7ca"/>
    </style:style>
    <style:style style:name="T25" style:family="text">
      <style:text-properties fo:font-variant="normal" fo:text-transform="none" style:font-name="SFMono-Regular" fo:font-size="11.25pt" fo:letter-spacing="normal" fo:language="es" fo:country="ES" fo:font-style="normal" fo:font-weight="normal" officeooo:rsid="0013a45f" style:font-weight-asian="normal" style:font-weight-complex="normal"/>
    </style:style>
    <style:style style:name="T26" style:family="text">
      <style:text-properties fo:font-variant="normal" fo:text-transform="none" fo:color="#24292e" loext:opacity="100%" fo:letter-spacing="normal" fo:font-weight="normal" officeooo:rsid="00189e76" style:font-weight-asian="normal" style:font-weight-complex="normal"/>
    </style:style>
    <style:style style:name="T27" style:family="text">
      <style:text-properties fo:font-variant="normal" fo:text-transform="none" fo:color="#24292e" loext:opacity="100%" fo:letter-spacing="normal" fo:font-weight="bold" officeooo:rsid="00189e76" style:font-weight-asian="bold" style:font-weight-complex="bold"/>
    </style:style>
    <style:style style:name="T28" style:family="text">
      <style:text-properties fo:font-variant="normal" fo:text-transform="none" fo:color="#24292e" loext:opacity="100%" fo:letter-spacing="normal" fo:font-weight="bold" officeooo:rsid="0043c48d" style:font-weight-asian="bold" style:font-weight-complex="bold"/>
    </style:style>
    <style:style style:name="T29" style:family="text">
      <style:text-properties fo:font-variant="normal" fo:text-transform="none" fo:color="#000000" loext:opacity="100%" style:font-name="Consolas" fo:font-size="10.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999999" loext:opacity="100%" style:font-name="Consolas" fo:font-size="10.5pt" fo:letter-spacing="normal" fo:font-style="normal" fo:font-weight="normal" loext:padding="0cm" loext:border="none"/>
    </style:style>
    <style:style style:name="T31" style:family="text">
      <style:text-properties style:font-name="Liberation Sans" fo:font-size="16.1000003814697pt" fo:font-weight="bold" officeooo:rsid="00357acd" style:font-name-asian="Noto Sans CJK SC1" style:font-size-asian="16.1000003814697pt" style:font-weight-asian="bold" style:font-name-complex="Lohit Devanagari4" style:font-size-complex="16.1000003814697pt" style:font-weight-complex="bold"/>
    </style:style>
    <style:style style:name="T32" style:family="text">
      <style:text-properties style:font-name="Liberation Sans" fo:font-size="13.3000001907349pt" fo:language="es" fo:country="ES" fo:font-style="italic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33" style:family="text">
      <style:text-properties style:font-name="Liberation Sans" fo:font-size="13.3000001907349pt" fo:language="es" fo:country="ES" fo:font-style="italic" officeooo:rsid="000a42eb" style:font-name-asian="Noto Sans CJK SC1" style:font-size-asian="13.3000001907349pt" style:font-style-asian="italic" style:font-name-complex="Lohit Devanagari4" style:font-size-complex="13.3000001907349pt" style:font-style-complex="italic"/>
    </style:style>
    <style:style style:name="T34" style:family="text">
      <style:text-properties style:font-name="Liberation Sans" fo:font-size="13.3000001907349pt" fo:language="es" fo:country="ES" fo:font-style="italic" fo:font-weight="bol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5" style:family="text">
      <style:text-properties style:font-name="Liberation Sans" fo:font-size="13.3000001907349pt" fo:language="es" fo:country="ES" fo:font-style="italic" fo:font-weight="bold" officeooo:rsid="004d9133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6" style:family="text">
      <style:text-properties style:font-name="Liberation Sans" fo:font-size="13.3000001907349pt" fo:language="es" fo:country="ES" fo:font-style="italic" fo:font-weight="bold" officeooo:rsid="00538d25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7" style:family="text">
      <style:text-properties style:font-name="Liberation Sans" fo:font-size="13.3000001907349pt" fo:language="es" fo:country="ES" fo:font-style="italic" fo:font-weight="bold" officeooo:rsid="005c864d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8" style:family="text">
      <style:text-properties style:font-name="Liberation Sans" fo:font-size="13.3000001907349pt" fo:language="es" fo:country="ES" fo:font-style="italic" fo:font-weight="bold" officeooo:rsid="000a42eb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39" style:family="text">
      <style:text-properties style:font-name="Liberation Sans" fo:font-size="13.3000001907349pt" fo:language="es" fo:country="ES" fo:font-style="italic" fo:font-weight="bold" officeooo:rsid="006f6138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40" style:family="text">
      <style:text-properties style:font-name="Liberation Sans" fo:font-size="13.3000001907349pt" fo:language="es" fo:country="ES" fo:font-style="italic" fo:font-weight="bold" officeooo:rsid="0068281f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41" style:family="text">
      <style:text-properties style:font-name="Liberation Sans" fo:font-size="13.3000001907349pt" fo:language="es" fo:country="ES" fo:font-style="italic" fo:font-weight="bold" officeooo:rsid="00757912" style:font-name-asian="Noto Sans CJK SC1" style:font-size-asian="13.3000001907349pt" style:font-style-asian="italic" style:font-weight-asian="bold" style:font-name-complex="Lohit Devanagari4" style:font-size-complex="13.3000001907349pt" style:font-style-complex="italic" style:font-weight-complex="bold"/>
    </style:style>
    <style:style style:name="T42" style:family="text">
      <style:text-properties style:font-name="Liberation Sans" fo:font-size="13.3000001907349pt" fo:language="es" fo:country="ES" fo:font-style="italic" fo:font-weight="normal" officeooo:rsid="005c864d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T43" style:family="text">
      <style:text-properties style:font-name="Liberation Sans" fo:font-size="13.3000001907349pt" fo:language="es" fo:country="ES" fo:font-style="italic" fo:font-weight="normal" officeooo:rsid="000a42eb" style:font-name-asian="Noto Sans CJK SC1" style:font-size-asian="13.3000001907349pt" style:font-style-asian="italic" style:font-weight-asian="normal" style:font-name-complex="Lohit Devanagari4" style:font-size-complex="13.3000001907349pt" style:font-style-complex="italic" style:font-weight-complex="normal"/>
    </style:style>
    <style:style style:name="T44" style:family="text">
      <style:text-properties style:font-name="Liberation Sans" fo:font-size="13.3000001907349pt" fo:language="es" fo:country="ES" fo:font-style="normal" fo:font-weight="normal" officeooo:rsid="005c864d" style:font-name-asian="Noto Sans CJK SC1" style:font-size-asian="13.3000001907349pt" style:font-style-asian="normal" style:font-weight-asian="normal" style:font-name-complex="Lohit Devanagari4" style:font-size-complex="13.3000001907349pt" style:font-style-complex="normal" style:font-weight-complex="normal"/>
    </style:style>
    <style:style style:name="T45" style:family="text">
      <style:text-properties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4" style:font-size-complex="13.3000001907349pt" style:font-style-complex="normal" style:font-weight-complex="bold"/>
    </style:style>
    <style:style style:name="T46" style:family="text">
      <style:text-properties style:font-name="Liberation Sans" fo:language="es" fo:country="ES" fo:font-style="normal" fo:font-weight="normal" officeooo:rsid="005c864d" style:font-name-asian="Noto Sans CJK SC1" style:font-style-asian="normal" style:font-weight-asian="normal" style:font-name-complex="Lohit Devanagari4" style:font-style-complex="normal" style:font-weight-complex="normal"/>
    </style:style>
    <style:style style:name="T47" style:family="text">
      <style:text-properties style:font-name="Liberation Sans" fo:language="es" fo:country="ES" fo:font-style="normal" fo:font-weight="bold" officeooo:rsid="005c864d" style:font-name-asian="Noto Sans CJK SC1" style:font-style-asian="normal" style:font-weight-asian="bold" style:font-name-complex="Lohit Devanagari4" style:font-style-complex="normal" style:font-weight-complex="bold"/>
    </style:style>
    <style:style style:name="T48" style:family="text">
      <style:text-properties officeooo:rsid="0031a42a"/>
    </style:style>
    <style:style style:name="T49" style:family="text">
      <style:text-properties officeooo:rsid="00357acd"/>
    </style:style>
    <style:style style:name="T50" style:family="text">
      <style:text-properties style:font-name="Liberation Serif1" style:font-name-asian="Noto Serif CJK SC2" style:font-size-asian="12pt" style:font-name-complex="Lohit Devanagari4" style:font-size-complex="12pt"/>
    </style:style>
    <style:style style:name="T51" style:family="text">
      <style:text-properties style:font-name="Liberation Serif1" officeooo:rsid="0036771d" style:font-name-asian="Noto Serif CJK SC2" style:font-size-asian="12pt" style:font-name-complex="Lohit Devanagari4" style:font-size-complex="12pt"/>
    </style:style>
    <style:style style:name="T52" style:family="text">
      <style:text-properties officeooo:rsid="0012326c"/>
    </style:style>
    <style:style style:name="T53" style:family="text">
      <style:text-properties officeooo:rsid="00117d98"/>
    </style:style>
    <style:style style:name="T54" style:family="text">
      <style:text-properties fo:language="es" fo:country="ES"/>
    </style:style>
    <style:style style:name="T55" style:family="text">
      <style:text-properties fo:language="es" fo:country="ES" fo:font-weight="bold" officeooo:rsid="00117d98" style:font-weight-asian="bold" style:font-weight-complex="bold"/>
    </style:style>
    <style:style style:name="T56" style:family="text">
      <style:text-properties fo:language="es" fo:country="ES" fo:font-weight="bold" officeooo:rsid="0012326c" style:font-weight-asian="bold" style:font-weight-complex="bold"/>
    </style:style>
    <style:style style:name="T57" style:family="text">
      <style:text-properties fo:language="es" fo:country="ES" fo:font-weight="normal" officeooo:rsid="00117d98" style:font-weight-asian="normal" style:font-weight-complex="normal"/>
    </style:style>
    <style:style style:name="T58" style:family="text">
      <style:text-properties fo:language="es" fo:country="ES" fo:font-weight="normal" officeooo:rsid="00564bbe" style:font-weight-asian="normal" style:font-weight-complex="normal"/>
    </style:style>
    <style:style style:name="T59" style:family="text">
      <style:text-properties fo:language="es" fo:country="ES" fo:font-weight="normal" officeooo:rsid="0013a45f" style:font-weight-asian="normal" style:font-weight-complex="normal"/>
    </style:style>
    <style:style style:name="T60" style:family="text">
      <style:text-properties fo:language="es" fo:country="ES" fo:font-weight="normal" officeooo:rsid="0012326c" style:font-weight-asian="normal" style:font-weight-complex="normal"/>
    </style:style>
    <style:style style:name="T61" style:family="text">
      <style:text-properties fo:language="es" fo:country="ES" officeooo:rsid="00158f90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117d98" style:font-weight-asian="bold" style:font-weight-complex="bold"/>
    </style:style>
    <style:style style:name="T64" style:family="text">
      <style:text-properties fo:font-weight="bold" officeooo:rsid="0012326c" style:font-weight-asian="bold" style:font-weight-complex="bold"/>
    </style:style>
    <style:style style:name="T65" style:family="text">
      <style:text-properties fo:font-weight="bold" officeooo:rsid="0043c48d" style:font-weight-asian="bold" style:font-weight-complex="bold"/>
    </style:style>
    <style:style style:name="T66" style:family="text">
      <style:text-properties fo:font-weight="bold" officeooo:rsid="0044f807" style:font-weight-asian="bold" style:font-weight-complex="bold"/>
    </style:style>
    <style:style style:name="T67" style:family="text">
      <style:text-properties fo:font-weight="bold" officeooo:rsid="006b45db" style:font-weight-asian="bold" style:font-weight-complex="bold"/>
    </style:style>
    <style:style style:name="T68" style:family="text">
      <style:text-properties fo:font-weight="bold" officeooo:rsid="006cc26a" style:font-weight-asian="bold" style:font-weight-complex="bold"/>
    </style:style>
    <style:style style:name="T69" style:family="text">
      <style:text-properties fo:font-weight="bold" officeooo:rsid="006ce82a" style:font-weight-asian="bold" style:font-weight-complex="bold"/>
    </style:style>
    <style:style style:name="T70" style:family="text">
      <style:text-properties fo:font-weight="bold" officeooo:rsid="00714683" style:font-weight-asian="bold" style:font-weight-complex="bold"/>
    </style:style>
    <style:style style:name="T71" style:family="text">
      <style:text-properties fo:font-weight="bold" officeooo:rsid="0074a143" style:font-weight-asian="bold" style:font-weight-complex="bold"/>
    </style:style>
    <style:style style:name="T72" style:family="text">
      <style:text-properties fo:font-weight="bold" officeooo:rsid="00757912" style:font-weight-asian="bold" style:font-weight-complex="bold"/>
    </style:style>
    <style:style style:name="T73" style:family="text">
      <style:text-properties fo:font-weight="bold" officeooo:rsid="0068281f" style:font-weight-asian="bold" style:font-weight-complex="bold"/>
    </style:style>
    <style:style style:name="T74" style:family="text">
      <style:text-properties fo:font-weight="bold" officeooo:rsid="00775efa" style:font-weight-asian="bold" style:font-weight-complex="bold"/>
    </style:style>
    <style:style style:name="T75" style:family="text">
      <style:text-properties fo:font-weight="bold" officeooo:rsid="00794952" style:font-weight-asian="bold" style:font-weight-complex="bold"/>
    </style:style>
    <style:style style:name="T76" style:family="text">
      <style:text-properties fo:font-weight="bold" officeooo:rsid="007aa940" style:font-weight-asian="bold" style:font-weight-complex="bold"/>
    </style:style>
    <style:style style:name="T77" style:family="text">
      <style:text-properties officeooo:rsid="0012c25e"/>
    </style:style>
    <style:style style:name="T78" style:family="text">
      <style:text-properties officeooo:rsid="00158f90"/>
    </style:style>
    <style:style style:name="T79" style:family="text">
      <style:text-properties officeooo:rsid="00149663"/>
    </style:style>
    <style:style style:name="T80" style:family="text">
      <style:text-properties officeooo:rsid="0013a45f"/>
    </style:style>
    <style:style style:name="T81" style:family="text">
      <style:text-properties officeooo:rsid="001b95e1"/>
    </style:style>
    <style:style style:name="T82" style:family="text">
      <style:text-properties fo:color="#c9211e" loext:opacity="100%" fo:language="es" fo:country="ES"/>
    </style:style>
    <style:style style:name="T83" style:family="text">
      <style:text-properties fo:color="#c9211e" loext:opacity="100%" fo:language="es" fo:country="ES" officeooo:rsid="001b95e1"/>
    </style:style>
    <style:style style:name="T84" style:family="text">
      <style:text-properties fo:color="#c9211e" loext:opacity="100%" fo:language="es" fo:country="ES" officeooo:rsid="00176979"/>
    </style:style>
    <style:style style:name="T85" style:family="text">
      <style:text-properties fo:color="#c9211e" loext:opacity="100%" style:font-name="Liberation Sans" fo:font-size="13.3000001907349pt" fo:language="es" fo:country="ES" fo:font-style="normal" fo:font-weight="bold" officeooo:rsid="005c864d" style:font-name-asian="Noto Sans CJK SC1" style:font-size-asian="13.3000001907349pt" style:font-style-asian="normal" style:font-weight-asian="bold" style:font-name-complex="Lohit Devanagari4" style:font-size-complex="13.3000001907349pt" style:font-style-complex="normal" style:font-weight-complex="bold"/>
    </style:style>
    <style:style style:name="T86" style:family="text">
      <style:text-properties fo:color="#c9211e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4" style:font-size-complex="10pt" style:font-style-complex="normal" style:font-weight-complex="bold"/>
    </style:style>
    <style:style style:name="T87" style:family="text">
      <style:text-properties fo:color="#158466" loext:opacity="100%" fo:language="es" fo:country="ES"/>
    </style:style>
    <style:style style:name="T88" style:family="text">
      <style:text-properties fo:color="#158466" loext:opacity="100%" fo:language="es" fo:country="ES" fo:font-weight="bold" officeooo:rsid="001b95e1" style:font-weight-asian="bold" style:font-weight-complex="bold"/>
    </style:style>
    <style:style style:name="T89" style:family="text">
      <style:text-properties fo:color="#158466" loext:opacity="100%" fo:language="es" fo:country="ES" fo:font-weight="bold" officeooo:rsid="00176979" style:font-weight-asian="bold" style:font-weight-complex="bold"/>
    </style:style>
    <style:style style:name="T90" style:family="text">
      <style:text-properties fo:color="#5983b0" loext:opacity="100%" fo:language="es" fo:country="ES" fo:font-weight="bold" officeooo:rsid="00158f90" style:font-weight-asian="bold" style:font-weight-complex="bold"/>
    </style:style>
    <style:style style:name="T91" style:family="text">
      <style:text-properties fo:color="#5983b0" loext:opacity="100%" fo:language="es" fo:country="ES" officeooo:rsid="00158f90"/>
    </style:style>
    <style:style style:name="T92" style:family="text">
      <style:text-properties officeooo:rsid="001815f2"/>
    </style:style>
    <style:style style:name="T93" style:family="text">
      <style:text-properties officeooo:rsid="0039ae00"/>
    </style:style>
    <style:style style:name="T94" style:family="text">
      <style:text-properties style:font-name="FreeMono2" fo:font-size="11pt" fo:font-style="italic" style:font-size-asian="11pt" style:font-style-asian="italic"/>
    </style:style>
    <style:style style:name="T95" style:family="text">
      <style:text-properties style:font-name="FreeMono2" fo:font-size="11pt" fo:font-style="italic" officeooo:rsid="003b3f1d" style:font-size-asian="11pt" style:font-style-asian="italic"/>
    </style:style>
    <style:style style:name="T96" style:family="text">
      <style:text-properties officeooo:rsid="003ec803"/>
    </style:style>
    <style:style style:name="T97" style:family="text">
      <style:text-properties officeooo:rsid="0040b062"/>
    </style:style>
    <style:style style:name="T98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99" style:family="text">
      <style:text-properties fo:font-size="10pt" fo:font-style="italic" fo:font-weight="normal" officeooo:rsid="0044f807" style:font-size-asian="10pt" style:font-style-asian="italic" style:font-weight-asian="normal" style:font-size-complex="10pt" style:font-style-complex="italic" style:font-weight-complex="normal"/>
    </style:style>
    <style:style style:name="T100" style:family="text">
      <style:text-properties fo:font-size="10pt" fo:font-style="italic" fo:font-weight="normal" officeooo:rsid="0043c48d" style:font-size-asian="10pt" style:font-style-asian="italic" style:font-weight-asian="normal" style:font-size-complex="10pt" style:font-style-complex="italic" style:font-weight-complex="normal"/>
    </style:style>
    <style:style style:name="T101" style:family="text">
      <style:text-properties fo:font-size="10pt" fo:font-weight="normal" style:font-size-asian="10pt" style:font-weight-asian="normal" style:font-size-complex="10pt" style:font-weight-complex="normal"/>
    </style:style>
    <style:style style:name="T102" style:family="text">
      <style:text-properties fo:font-size="10pt" fo:font-weight="normal" officeooo:rsid="004db9a3" style:font-size-asian="10pt" style:font-weight-asian="normal" style:font-size-complex="10pt" style:font-weight-complex="normal"/>
    </style:style>
    <style:style style:name="T103" style:family="text">
      <style:text-properties fo:font-size="10pt" fo:language="es" fo:country="ES" fo:font-style="italic" fo:font-weight="normal" officeooo:rsid="004db9a3" style:font-size-asian="10pt" style:font-style-asian="italic" style:font-weight-asian="normal" style:font-size-complex="10pt" style:font-style-complex="italic" style:font-weight-complex="normal"/>
    </style:style>
    <style:style style:name="T104" style:family="text">
      <style:text-properties officeooo:rsid="0043c48d"/>
    </style:style>
    <style:style style:name="T105" style:family="text">
      <style:text-properties officeooo:rsid="0044f807"/>
    </style:style>
    <style:style style:name="T106" style:family="text">
      <style:text-properties officeooo:rsid="004d9133"/>
    </style:style>
    <style:style style:name="T107" style:family="text">
      <style:text-properties officeooo:rsid="0053fa73"/>
    </style:style>
    <style:style style:name="T108" style:family="text">
      <style:text-properties officeooo:rsid="00562251"/>
    </style:style>
    <style:style style:name="T109" style:family="text">
      <style:text-properties officeooo:rsid="005c864d"/>
    </style:style>
    <style:style style:name="T110" style:family="text">
      <style:text-properties officeooo:rsid="005cf46b"/>
    </style:style>
    <style:style style:name="T111" style:family="text">
      <style:text-properties officeooo:rsid="005d7979"/>
    </style:style>
    <style:style style:name="T112" style:family="text">
      <style:text-properties officeooo:rsid="00655c17"/>
    </style:style>
    <style:style style:name="T113" style:family="text">
      <style:text-properties fo:color="#333333" loext:opacity="100%" style:font-name="FreeMono2" fo:font-size="11pt" fo:font-style="italic" fo:font-weight="bold" style:font-size-asian="11pt" style:font-style-asian="italic" style:font-weight-asian="bold" style:font-weight-complex="bold"/>
    </style:style>
    <style:style style:name="T114" style:family="text">
      <style:text-properties fo:color="#333333" loext:opacity="100%" style:font-name="FreeMono2" fo:font-size="11pt" fo:font-style="italic" fo:font-weight="normal" style:font-size-asian="11pt" style:font-style-asian="italic" style:font-weight-asian="normal" style:font-weight-complex="normal"/>
    </style:style>
    <style:style style:name="T115" style:family="text">
      <style:text-properties officeooo:rsid="0068281f"/>
    </style:style>
    <style:style style:name="T116" style:family="text">
      <style:text-properties fo:color="#666666" loext:opacity="100%" style:font-name="Liberation Sans" fo:font-size="10pt" fo:language="es" fo:country="ES" fo:font-style="normal" fo:font-weight="normal" officeooo:rsid="005c864d" style:font-name-asian="Noto Sans CJK SC1" style:font-size-asian="10pt" style:font-style-asian="normal" style:font-weight-asian="normal" style:font-name-complex="Lohit Devanagari4" style:font-size-complex="10pt" style:font-style-complex="normal" style:font-weight-complex="normal"/>
    </style:style>
    <style:style style:name="T117" style:family="text">
      <style:text-properties fo:color="#666666" loext:opacity="100%" style:font-name="Liberation Sans" fo:font-size="10pt" fo:language="es" fo:country="ES" fo:font-style="normal" fo:font-weight="bold" officeooo:rsid="005c864d" style:font-name-asian="Noto Sans CJK SC1" style:font-size-asian="10pt" style:font-style-asian="normal" style:font-weight-asian="bold" style:font-name-complex="Lohit Devanagari4" style:font-size-complex="10pt" style:font-style-complex="normal" style:font-weight-complex="bold"/>
    </style:style>
    <style:style style:name="T118" style:family="text">
      <style:text-properties officeooo:rsid="006b45db"/>
    </style:style>
    <style:style style:name="T119" style:family="text">
      <style:text-properties officeooo:rsid="006ce82a"/>
    </style:style>
    <style:style style:name="T120" style:family="text">
      <style:text-properties fo:font-size="13.3000001907349pt" fo:language="es" fo:country="ES" fo:font-style="italic" fo:font-weight="bold" officeooo:rsid="006f6138" style:font-size-asian="13.3000001907349pt" style:font-style-asian="italic" style:font-weight-asian="bold" style:font-size-complex="13.3000001907349pt" style:font-style-complex="italic" style:font-weight-complex="bold"/>
    </style:style>
    <style:style style:name="T121" style:family="text">
      <style:text-properties officeooo:rsid="00714683"/>
    </style:style>
    <style:style style:name="T122" style:family="text">
      <style:text-properties officeooo:rsid="0072bf86"/>
    </style:style>
    <style:style style:name="T123" style:family="text">
      <style:text-properties officeooo:rsid="0074a143"/>
    </style:style>
    <style:style style:name="T124" style:family="text">
      <style:text-properties officeooo:rsid="00775efa"/>
    </style:style>
    <style:style style:name="T125" style:family="text">
      <style:text-properties officeooo:rsid="007da2a3"/>
    </style:style>
    <style:style style:name="T126" style:family="text">
      <style:text-properties officeooo:rsid="007feadd"/>
    </style:style>
    <style:style style:name="T127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28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29" style:family="text">
      <style:text-properties fo:color="#b5cea8" loext:opacity="100%" style:font-name="Droid Sans Mono" fo:font-size="10.5pt" fo:font-weight="normal" fo:background-color="#1e1e1e" loext:char-shading-value="0"/>
    </style:style>
    <style:style style:name="T130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31" style:family="text">
      <style:text-properties fo:color="#333333" loext:opacity="100%" style:font-name="FreeMono" fo:font-size="10pt" fo:font-style="italic" style:font-name-asian="Liberation Sans1" style:font-size-asian="10pt" style:font-style-asian="italic" style:font-weight-asian="bold" style:font-name-complex="Liberation Mono1" style:font-size-complex="10pt" style:font-style-complex="italic" style:font-weight-complex="bold"/>
    </style:style>
    <style:style style:name="T132" style:family="text">
      <style:text-properties fo:color="#333333" loext:opacity="100%" style:font-name="FreeMono" fo:font-size="10pt" fo:font-style="italic" fo:font-weight="bold" style:font-name-asian="Liberation Sans1" style:font-size-asian="10pt" style:font-style-asian="italic" style:font-weight-asian="bold" style:font-name-complex="Liberation Mono1" style:font-size-complex="10pt" style:font-style-complex="italic" style:font-weight-complex="bold"/>
    </style:style>
    <style:style style:name="T133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34" style:family="text">
      <style:text-properties fo:color="#333333" loext:opacity="100%" style:font-name="FreeMono" fo:font-size="11pt" fo:font-style="italic" fo:font-weight="bold" style:font-name-asian="Liberation Sans1" style:font-size-asian="11pt" style:font-style-asian="italic" style:font-weight-asian="bold" style:font-name-complex="Liberation Mono1" style:font-size-complex="11pt" style:font-style-complex="italic" style:font-weight-complex="bold"/>
    </style:style>
    <style:style style:name="T135" style:family="text">
      <style:text-properties fo:color="#333333" loext:opacity="100%" style:font-name="FreeMono" fo:font-size="10.5pt" fo:font-style="italic" fo:font-weight="normal" style:font-name-asian="Liberation Sans1" style:font-size-asian="10.5pt" style:font-style-asian="italic" style:font-weight-asian="normal" style:font-name-complex="Liberation Mono1" style:font-size-complex="10.5pt" style:font-style-complex="italic" style:font-weight-complex="normal"/>
    </style:style>
    <style:style style:name="T136" style:family="text">
      <style:text-properties fo:color="#333333" loext:opacity="100%" style:font-name="FreeMono" fo:font-size="10.5pt" fo:font-style="italic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37" style:family="text">
      <style:text-properties fo:color="#333333" loext:opacity="100%" style:font-name="FreeMono" fo:font-size="10.5pt" fo:font-style="italic" fo:font-weight="bold" style:font-name-asian="Liberation Sans1" style:font-size-asian="10.5pt" style:font-style-asian="italic" style:font-weight-asian="bold" style:font-name-complex="Liberation Mono1" style:font-size-complex="10.5pt" style:font-style-complex="italic" style:font-weight-complex="bold"/>
    </style:style>
    <style:style style:name="T138" style:family="text">
      <style:text-properties fo:color="#333333" loext:opacity="100%" style:font-name="FreeMono" fo:font-size="11pt" fo:font-style="italic" style:font-name-asian="Liberation Sans1" style:font-size-asian="11pt" style:font-style-asian="italic" style:font-weight-asian="bold" style:font-size-complex="11pt" style:font-style-complex="italic" style:font-weight-complex="bold"/>
    </style:style>
    <style:style style:name="T139" style:family="text">
      <style:text-properties fo:color="#333333" loext:opacity="100%" style:font-name="FreeMono" fo:font-size="11pt" fo:font-style="italic" fo:font-weight="normal" style:font-name-asian="Liberation Sans1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40" style:family="text">
      <style:text-properties fo:color="#333333" loext:opacity="100%" style:font-name="Liberation Sans1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41" style:family="text">
      <style:text-properties fo:color="#333333" loext:opacity="100%" style:font-name="Liberation Mono1" fo:font-size="11pt" fo:font-style="italic" fo:font-weight="normal" style:font-name-asian="Noto Sans CJK SC" style:font-size-asian="11pt" style:font-style-asian="italic" style:font-weight-asian="normal" style:font-name-complex="Liberation Mono1" style:font-size-complex="11pt" style:font-style-complex="italic" style:font-weight-complex="normal"/>
    </style:style>
    <style:style style:name="T142" style:family="text">
      <style:text-properties fo:color="#333333" loext:opacity="100%" style:font-name="FreeMono" fo:font-size="11pt" fo:font-style="italic" style:font-size-asian="11pt" style:font-style-asian="italic" style:font-weight-asian="bold" style:font-size-complex="11pt" style:font-style-complex="italic" style:font-weight-complex="bold"/>
    </style:style>
    <style:style style:name="T143" style:family="text">
      <style:text-properties style:font-name="FreeMono" fo:font-size="11pt" fo:font-style="italic" style:font-size-asian="11pt" style:font-style-asian="italic" style:font-size-complex="11pt" style:font-style-complex="italic"/>
    </style:style>
    <style:style style:name="T144" style:family="text">
      <style:text-properties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5" style:family="text">
      <style:text-properties fo:color="#c9211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6" style:family="text">
      <style:text-properties style:font-name="FreeMono" fo:font-size="11pt" fo:font-style="italic" fo:font-weight="normal" style:font-name-asian="Noto Sans CJK SC" style:font-size-asian="11pt" style:font-style-asian="italic" style:font-weight-asian="normal" style:font-name-complex="Liberation Sans1" style:font-size-complex="11pt" style:font-style-complex="italic" style:font-weight-complex="normal"/>
    </style:style>
    <style:style style:name="T147" style:family="text">
      <style:text-properties fo:color="#069a2e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8" style:family="text">
      <style:text-properties fo:color="#5983b0" loext:opacity="100%" style:font-name="Free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9" style:family="text">
      <style:text-properties style:font-name="FreeMono" fo:font-size="11pt" fo:font-style="italic" style:font-size-asian="11pt" style:font-style-asian="italic" style:font-name-complex="FreeMono2" style:font-size-complex="11pt" style:font-style-complex="italic"/>
    </style:style>
    <style:style style:name="T150" style:family="text">
      <style:text-properties style:font-name="Free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="50%" fo:min-height="7.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dddddd" draw:opacity="50%" fo:min-height="3.88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dddddd" draw:opacity="50%" fo:min-height="8.46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dddddd" draw:opacity="50%" fo:min-height="1.5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dddddd" draw:opacity="50%" fo:min-height="3.49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dddddd" draw:opacity="50%" fo:min-height="1.166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dddddd" draw:opacity="50%" fo:min-height="0.997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dddddd" draw:opacity="50%" fo:min-height="3.254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dddddd" draw:opacity="50%" fo:min-height="5.82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dddddd" draw:opacity="50%" fo:min-height="7.375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dddddd" draw:opacity="50%" fo:min-height="2.09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dddddd" draw:opacity="50%" fo:min-height="6.599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solid" draw:fill-color="#dddddd" draw:opacity="50%" fo:min-height="0.741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solid" draw:fill-color="#dddddd" draw:opacity="50%" fo:min-height="2.33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solid" draw:fill-color="#dddddd" draw:opacity="50%" fo:min-height="0.778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solid" draw:fill-color="#dddddd" draw:opacity="50%" fo:min-height="1.942cm" draw:shadow-opacity="50%" fo:margin-top="0.199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p text:style-name="P105">project-01</text:p>
      <text:h text:style-name="P128" text:outline-level="2">WALLETS</text:h>
      <text:p text:style-name="P80">pre-production <text:s/>networkMagic = <text:s/>1</text:p>
      <text:p text:style-name="Text_20_body"><text:span text:style-name="T49">c</text:span><text:bookmark-start text:name="__DdeLink__1597_4253745435"/><text:span text:style-name="T49">ardano-cli query tip –tesnet-magic </text:span><text:span text:style-name="T93">1</text:span><text:bookmark-end text:name="__DdeLink__1597_4253745435"/></text:p>
      <text:p text:style-name="P106">cardano-cli query utxo –tesnet-magic $TESNET –address $MYADDRESS</text:p>
      <text:h text:style-name="P33" text:outline-level="4"><text:span text:style-name="Strong_20_Emphasis"/></text:h>
      <text:p text:style-name="P34"><text:span text:style-name="Strong_20_Emphasis">https://developers.cardano.org/docs/stake-pool-course/handbook/keys-addresses</text:span></text:p>
      <text:h text:style-name="P33" text:outline-level="4"><text:span text:style-name="Strong_20_Emphasis"><text:span text:style-name="T96">Create </text:span></text:span><text:span text:style-name="Strong_20_Emphasis"><text:span text:style-name="T105">Payment</text:span></text:span><text:span text:style-name="Strong_20_Emphasis"><text:span text:style-name="T96"> key </text:span></text:span><text:span text:style-name="Strong_20_Emphasis"><text:span text:style-name="T97">pair</text:span></text:span><text:span text:style-name="Strong_20_Emphasis">:</text:span></text:h>
      <text:p text:style-name="P37"><text:span text:style-name="Strong_20_Emphasis"><text:span text:style-name="T15">CLI address key-gen --verification-key-file </text:span></text:span><text:span text:style-name="Strong_20_Emphasis"><text:span text:style-name="T62">preprod1.vkey</text:span></text:span><text:span text:style-name="Strong_20_Emphasis"><text:span text:style-name="T15"> --signing-key-file <text:s/></text:span></text:span><text:span text:style-name="Strong_20_Emphasis"><text:span text:style-name="T62">preprod1.</text:span></text:span><text:span text:style-name="Strong_20_Emphasis"><text:span text:style-name="T65">s</text:span></text:span><text:span text:style-name="Strong_20_Emphasis"><text:span text:style-name="T62">key</text:span></text:span><text:span text:style-name="Strong_20_Emphasis"><text:span text:style-name="T15"> </text:span></text:span></text:p>
      <text:p text:style-name="P38"><text:span text:style-name="Strong_20_Emphasis"><text:span text:style-name="T99">pre1</text:span></text:span><text:span text:style-name="Strong_20_Emphasis"><text:span text:style-name="T98">.skey = {</text:span></text:span></text:p>
      <text:p text:style-name="P38"><text:span text:style-name="Strong_20_Emphasis"><text:span text:style-name="T98"><text:s text:c="4"/>"type": "PaymentSigningKeyShelley_ed25519",</text:span></text:span></text:p>
      <text:p text:style-name="P38"><text:span text:style-name="Strong_20_Emphasis"><text:span text:style-name="T98"><text:s text:c="4"/>"description": "Payment Signing Key",</text:span></text:span></text:p>
      <text:p text:style-name="P38"><text:span text:style-name="Strong_20_Emphasis"><text:span text:style-name="T98"><text:s text:c="4"/>"cborHex": "582004ee1edecf932e5f5a7ab035bdd154ca707b4d8099fb78a324d10b620648f414"</text:span></text:span></text:p>
      <text:p text:style-name="P38"><text:span text:style-name="Strong_20_Emphasis"><text:span text:style-name="T98">}</text:span></text:span></text:p>
      <text:p text:style-name="P38"><text:span text:style-name="Strong_20_Emphasis"><text:span text:style-name="T99">pre1</text:span></text:span><text:span text:style-name="Strong_20_Emphasis"><text:span text:style-name="T98">.</text:span></text:span><text:span text:style-name="Strong_20_Emphasis"><text:span text:style-name="T99">v</text:span></text:span><text:span text:style-name="Strong_20_Emphasis"><text:span text:style-name="T98">key = {</text:span></text:span></text:p>
      <text:p text:style-name="P38"><text:span text:style-name="Strong_20_Emphasis"><text:span text:style-name="T98"><text:s text:c="4"/>"type": "PaymentVerificationKeyShelley_ed25519",</text:span></text:span></text:p>
      <text:p text:style-name="P38"><text:span text:style-name="Strong_20_Emphasis"><text:span text:style-name="T98"><text:s text:c="4"/>"description": "Payment Verification Key",</text:span></text:span></text:p>
      <text:p text:style-name="P38"><text:span text:style-name="Strong_20_Emphasis"><text:span text:style-name="T98"><text:s text:c="4"/>"cborHex": "5820912b6a54461b4c99264e3dbdb513b21bc6d12452b29b2b819038490174852121"</text:span></text:span></text:p>
      <text:p text:style-name="P38"><text:span text:style-name="Strong_20_Emphasis"><text:span text:style-name="T98">}</text:span></text:span></text:p>
      <text:h text:style-name="P36" text:outline-level="4"><text:span text:style-name="Strong_20_Emphasis"><text:span text:style-name="T96">Create </text:span></text:span><text:span text:style-name="Strong_20_Emphasis"><text:span text:style-name="T105">Stake</text:span></text:span><text:span text:style-name="Strong_20_Emphasis"><text:span text:style-name="T96"> key </text:span></text:span><text:span text:style-name="Strong_20_Emphasis"><text:span text:style-name="T97">pair</text:span></text:span><text:span text:style-name="Strong_20_Emphasis">:</text:span></text:h>
      <text:p text:style-name="P37"><text:span text:style-name="Strong_20_Emphasis"><text:span text:style-name="T15">CLI </text:span></text:span><text:span text:style-name="Strong_20_Emphasis"><text:span text:style-name="T20">stake-</text:span></text:span><text:span text:style-name="Strong_20_Emphasis"><text:span text:style-name="T15">address key-gen --verification-key-file </text:span></text:span><text:span text:style-name="Strong_20_Emphasis"><text:span text:style-name="T65">stakepre1</text:span></text:span><text:span text:style-name="Strong_20_Emphasis"><text:span text:style-name="T62">.vkey</text:span></text:span><text:span text:style-name="Strong_20_Emphasis"><text:span text:style-name="T15"> --signing-key-file <text:s/></text:span></text:span><text:span text:style-name="Strong_20_Emphasis"><text:span text:style-name="T65">stakepre1</text:span></text:span><text:span text:style-name="Strong_20_Emphasis"><text:span text:style-name="T62">.</text:span></text:span><text:span text:style-name="Strong_20_Emphasis"><text:span text:style-name="T65">s</text:span></text:span><text:span text:style-name="Strong_20_Emphasis"><text:span text:style-name="T62">key</text:span></text:span><text:span text:style-name="Strong_20_Emphasis"><text:span text:style-name="T15"> </text:span></text:span></text:p>
      <text:p text:style-name="P38"><text:span text:style-name="Strong_20_Emphasis"><text:span text:style-name="T98">stake</text:span></text:span><text:span text:style-name="Strong_20_Emphasis"><text:span text:style-name="T99">pre</text:span></text:span><text:span text:style-name="Strong_20_Emphasis"><text:span text:style-name="T98">1.skey = {</text:span></text:span></text:p>
      <text:p text:style-name="P38"><text:span text:style-name="Strong_20_Emphasis"><text:span text:style-name="T98"><text:s text:c="4"/>"type": "StakeSigningKeyShelley_ed25519",</text:span></text:span></text:p>
      <text:p text:style-name="P38"><text:span text:style-name="Strong_20_Emphasis"><text:span text:style-name="T98"><text:s text:c="4"/>"description": "Stake Signing Key",</text:span></text:span></text:p>
      <text:p text:style-name="P38"><text:span text:style-name="Strong_20_Emphasis"><text:span text:style-name="T98"><text:s text:c="4"/>"cborHex": "582034f9047e76d11612c21f3c5cb03fdcac980c83f24c24bd8da1b48cb94448825b"</text:span></text:span></text:p>
      <text:p text:style-name="P38"><text:span text:style-name="Strong_20_Emphasis"><text:span text:style-name="T98">}</text:span></text:span></text:p>
      <text:p text:style-name="P38"><text:span text:style-name="Strong_20_Emphasis"><text:span text:style-name="T98">stake</text:span></text:span><text:span text:style-name="Strong_20_Emphasis"><text:span text:style-name="T99">pre</text:span></text:span><text:span text:style-name="Strong_20_Emphasis"><text:span text:style-name="T98">1.</text:span></text:span><text:span text:style-name="Strong_20_Emphasis"><text:span text:style-name="T99">v</text:span></text:span><text:span text:style-name="Strong_20_Emphasis"><text:span text:style-name="T98">key = {</text:span></text:span></text:p>
      <text:p text:style-name="P38"><text:span text:style-name="Strong_20_Emphasis"><text:span text:style-name="T98"><text:s text:c="4"/>"type": "StakeVerificationKeyShelley_ed25519",</text:span></text:span></text:p>
      <text:p text:style-name="P38"><text:span text:style-name="Strong_20_Emphasis"><text:span text:style-name="T98"><text:s text:c="4"/>"description": "Stake Verification Key",</text:span></text:span></text:p>
      <text:p text:style-name="P38"><text:soft-page-break/><text:span text:style-name="Strong_20_Emphasis"><text:span text:style-name="T98"><text:s text:c="4"/>"cborHex": "58200b8b4f898fbb2069d4cf7074d366ec146232868a9f9f21560f1e2e061aa253ea"</text:span></text:span></text:p>
      <text:p text:style-name="P38"><text:span text:style-name="Strong_20_Emphasis"><text:span text:style-name="T98">}</text:span></text:span></text:p>
      <text:h text:style-name="P33" text:outline-level="4"><text:span text:style-name="Strong_20_Emphasis"><text:span text:style-name="T96">Create <text:s/></text:span></text:span><text:span text:style-name="Strong_20_Emphasis"><text:span text:style-name="T104">payment </text:span></text:span><text:span text:style-name="Strong_20_Emphasis"><text:span text:style-name="T96">address</text:span></text:span><text:span text:style-name="Strong_20_Emphasis">:</text:span></text:h>
      <text:p text:style-name="P107"><text:span text:style-name="Strong_20_Emphasis"><text:span text:style-name="T26">CLI address build --payment-verification-key-file preprod1.vkey --stake-verification-key-file </text:span></text:span><text:span text:style-name="Strong_20_Emphasis"><text:span text:style-name="T28">stakepre1</text:span></text:span><text:span text:style-name="Strong_20_Emphasis"><text:span text:style-name="T26">.vkey --out-file </text:span></text:span><text:span text:style-name="Strong_20_Emphasis"><text:span text:style-name="T27">pre1</text:span></text:span><text:span text:style-name="Strong_20_Emphasis"><text:span text:style-name="T28">payment</text:span></text:span><text:span text:style-name="Strong_20_Emphasis"><text:span text:style-name="T27">.addr</text:span></text:span><text:span text:style-name="Strong_20_Emphasis"><text:span text:style-name="T26"> --testnet-magic 1</text:span></text:span></text:p>
      <text:p text:style-name="P38"><text:span text:style-name="Strong_20_Emphasis"><text:span text:style-name="T98">pre1</text:span></text:span><text:span text:style-name="Strong_20_Emphasis"><text:span text:style-name="T100">payment</text:span></text:span><text:span text:style-name="Strong_20_Emphasis"><text:span text:style-name="T98">.addr <text:s/>= addr_test1qp9da59u84ll0r9vy76uktcds57d3nuqzp6r3jy0z886vzjrwt628ycp69p0a9e4r3a0sc6dxx3cyzjp5djeup7pschsrermx4</text:span></text:span></text:p>
      <text:h text:style-name="P33" text:outline-level="4"><text:span text:style-name="Strong_20_Emphasis"><text:span text:style-name="T96">Create stake address</text:span></text:span><text:span text:style-name="Strong_20_Emphasis">:</text:span></text:h>
      <text:p text:style-name="P38"><text:span text:style-name="Strong_20_Emphasis"><text:span text:style-name="T15">CLI stake-address build --</text:span></text:span><text:span text:style-name="Strong_20_Emphasis"><text:span text:style-name="T21">stake-</text:span></text:span><text:span text:style-name="Strong_20_Emphasis"><text:span text:style-name="T15">verification-key-file <text:s/></text:span></text:span><text:span text:style-name="Strong_20_Emphasis"><text:span text:style-name="T65">stakepre1</text:span></text:span><text:span text:style-name="Strong_20_Emphasis"><text:span text:style-name="T15">.vkey --out-file </text:span></text:span><text:span text:style-name="Strong_20_Emphasis"><text:span text:style-name="T62">pre1</text:span></text:span><text:span text:style-name="Strong_20_Emphasis"><text:span text:style-name="T66">stake</text:span></text:span><text:span text:style-name="Strong_20_Emphasis"><text:span text:style-name="T62">.addr</text:span></text:span><text:span text:style-name="Strong_20_Emphasis"><text:span text:style-name="T15"> --testnet-magic 1</text:span></text:span></text:p>
      <text:p text:style-name="P38"><text:span text:style-name="Strong_20_Emphasis"><text:span text:style-name="T98">pre1</text:span></text:span><text:span text:style-name="Strong_20_Emphasis"><text:span text:style-name="T99">stake</text:span></text:span><text:span text:style-name="Strong_20_Emphasis"><text:span text:style-name="T98">.addr <text:s/>= stake_test1upph9a9rjvqazsh7ju63c7hcvdxnrguzpfq6xev7qlqcvtctyyrer</text:span></text:span></text:p>
      <text:h text:style-name="P35" text:outline-level="4"><text:span text:style-name="Strong_20_Emphasis"><text:span text:style-name="T98"/></text:span></text:h>
      <text:h text:style-name="P131" text:outline-level="2"><text:span text:style-name="Strong_20_Emphasis"><text:span text:style-name="T31">TRANSACTIONS</text:span></text:span></text:h>
      <text:h text:style-name="P32" text:outline-level="4"><text:span text:style-name="Strong_20_Emphasis">Build a Transaction:</text:span></text:h>
      <text:p text:style-name="Preformatted_20_Text">cardano-cli transaction build \</text:p>
      <text:p text:style-name="Preformatted_20_Text">--babbage-era \</text:p>
      <text:p text:style-name="Preformatted_20_Text">--testnet-magic 1 \</text:p>
      <text:p text:style-name="Preformatted_20_Text">--tx-in &lt;UTXO&gt; \</text:p>
      <text:p text:style-name="Preformatted_20_Text">--tx-out &lt;Testnet Address&gt;+&lt;Number of Lovelace&gt; \</text:p>
      <text:p text:style-name="Preformatted_20_Text">--change-address &lt;Testnet Address&gt; \</text:p>
      <text:p text:style-name="P82">--out-file tx.draft</text:p>
      <text:h text:style-name="Heading_20_4" text:outline-level="4"><text:span text:style-name="Strong_20_Emphasis">Sign a Transaction</text:span></text:h>
      <text:p text:style-name="Preformatted_20_Text">cardano-cli transaction sign \</text:p>
      <text:p text:style-name="Preformatted_20_Text">--tx-body-file tx.draft \</text:p>
      <text:p text:style-name="Preformatted_20_Text">--signing-key-file payment.skey \</text:p>
      <text:p text:style-name="Preformatted_20_Text">--testnet-magic 1 \</text:p>
      <text:p text:style-name="P82">--out-file tx.signed</text:p>
      <text:h text:style-name="Heading_20_4" text:outline-level="4"><text:span text:style-name="Strong_20_Emphasis">Submit a Transaction</text:span></text:h>
      <text:p text:style-name="Preformatted_20_Text">cardano-cli transaction submit \</text:p>
      <text:p text:style-name="Preformatted_20_Text">--testnet-magic 1 \</text:p>
      <text:p text:style-name="P82">--tx-file tx.signed</text:p>
      <text:p text:style-name="P82"/>
      <text:p text:style-name="P40"><text:span text:style-name="Strong_20_Emphasis"><text:span text:style-name="T51">C</text:span></text:span><text:span text:style-name="Strong_20_Emphasis"><text:span text:style-name="T50">reate a Contract Address from this script</text:span></text:span>.</text:p>
      <text:p text:style-name="Preformatted_20_Text"><text:span text:style-name="Source_20_Text">cardano-cli address build \</text:span></text:p>
      <text:p text:style-name="Preformatted_20_Text"><text:span text:style-name="Source_20_Text">--payment-script-file /always-succeeds/output/my-first-script.plutus</text:span></text:p>
      <text:p text:style-name="Preformatted_20_Text"><text:span text:style-name="Source_20_Text">--testnet-magic 1097911063 \</text:span></text:p>
      <text:p text:style-name="Preformatted_20_Text"><text:span text:style-name="Source_20_Text">--out-file my-first-script.addr</text:span></text:p>
      <text:p text:style-name="P82"/>
      <text:h text:style-name="P132" text:outline-level="2">MINTING NATIVE ASSET</text:h>
      <text:h text:style-name="P44" text:outline-level="4">Crear el fichero .script</text:h>
      <text:p text:style-name="P8"><text:bookmark text:name="Calc address hash"/>Cálculo del HASH</text:p>
      <text:p text:style-name="P8"/>
      <text:p text:style-name="P8"><draw:frame text:anchor-type="paragraph" draw:z-index="18" draw:name="Shape 5" draw:style-name="gr6" draw:text-style-name="P155" svg:width="15.9cm" svg:height="1.167cm" svg:x="0.049cm" svg:y="0.229cm"><draw:text-box><text:p><text:span text:style-name="T133">CLI address key-hash --payment-verification-key-file preprod1.vkey <text:s/>--out-file preprod1.hash</text:span></text:p><text:p><text:span text:style-name="T133">d739ff308ecd63b4854e077e9d1fa7fa53dcce33dfffe2b1f5ad29df</text:span></text:p></draw:text-box></draw:frame></text:p>
      <text:p text:style-name="P8"/>
      <text:p text:style-name="P8"/>
      <text:p text:style-name="P8"/>
      <text:h text:style-name="P109" text:outline-level="4"><text:span text:style-name="T35">F</text:span><text:span text:style-name="T34">ichero </text:span><text:span text:style-name="T36">policy</text:span><text:span text:style-name="T34">.script</text:span></text:h>
      <text:p text:style-name="P111"><draw:frame text:anchor-type="paragraph" draw:z-index="17" draw:name="Shape 4" draw:style-name="gr11" draw:text-style-name="P158" svg:width="15.9cm" svg:height="2.093cm" svg:x="0.049cm" svg:y="0.229cm"><draw:text-box><text:p><text:span text:style-name="T139">{</text:span></text:p><text:p text:style-name="P157"><text:span text:style-name="T140"><text:tab/></text:span><text:span text:style-name="T140"><text:tab/></text:span><text:span text:style-name="T140"><text:tab/></text:span><text:span text:style-name="T140"> <text:s text:c="2"/></text:span><text:span text:style-name="T140"><text:tab/></text:span><text:span text:style-name="T140"><text:tab/></text:span><text:span text:style-name="T140"><text:tab/></text:span><text:span text:style-name="T140"><text:tab/></text:span><text:span text:style-name="T140"> <text:s text:c="2"/></text:span><text:span text:style-name="T140">"keyHash":"</text:span><text:span text:style-name="T141">d739ff308ecd63b4854e077e9d1fa7fa53dcce33dfffe2b1f5ad29df</text:span><text:span text:style-name="T140">",</text:span></text:p><text:p><text:span text:style-name="T139"><text:tab/></text:span><text:span text:style-name="T139">"type": "sig"</text:span></text:p><text:p><text:span text:style-name="T139">}</text:span></text:p></draw:text-box></draw:frame><text:span text:style-name="Source_20_Text"/></text:p>
      <text:p text:style-name="P81"/>
      <text:h text:style-name="P67" text:outline-level="4"/>
      <text:h text:style-name="P67" text:outline-level="4"/>
      <text:h text:style-name="P44" text:outline-level="4"><text:span text:style-name="T15">C</text:span>rear policyID</text:h>
      <text:p text:style-name="P45"><draw:frame text:anchor-type="paragraph" draw:z-index="16" draw:name="Shape 3" draw:style-name="gr7" draw:text-style-name="P155" svg:width="15.9cm" svg:height="0.997cm" svg:x="0.049cm" svg:y="0.229cm"><draw:text-box><text:p><text:span text:style-name="T133">CLI transaction policyid --script-file policy.script</text:span></text:p><text:p><text:span text:style-name="T133">bda714dac42c0c1c8303cf1b109b18cdfd04f8a578432895ac8e1ee4</text:span></text:p></draw:text-box></draw:frame><text:span text:style-name="Source_20_Text"><text:span text:style-name="T101"/></text:span></text:p>
      <text:p text:style-name="P45"><text:span text:style-name="Source_20_Text"><text:span text:style-name="T101"/></text:span></text:p>
      <text:p text:style-name="P45"><text:span text:style-name="Source_20_Text"><text:span text:style-name="T101"/></text:span></text:p>
      <text:h text:style-name="P44" text:outline-level="4"/>
      <text:h text:style-name="P44" text:outline-level="4"><text:span text:style-name="T106">Crear transacción </text:span><text:span text:style-name="T107">MINT</text:span></text:h>
      <text:p text:style-name="P108">Token name = String in hex </text:p>
      <text:p text:style-name="P49"><text:span text:style-name="Source_20_Text"><text:span text:style-name="T102">policyscirpt = Path donde se encuentra el fichero .script</text:span></text:span></text:p>
      <text:p text:style-name="P49"><text:span text:style-name="Source_20_Text"><text:span text:style-name="T102"/></text:span></text:p>
      <text:p text:style-name="P153">Base16 encode your assetName:<text:tab/><text:span text:style-name="Source_20_Text"><text:span text:style-name="T29">assetName</text:span></text:span><text:span text:style-name="Source_20_Text"><text:span text:style-name="T30">.</text:span></text:span><text:span text:style-name="Source_20_Text"><text:span text:style-name="T29">hex</text:span></text:span><text:span text:style-name="Source_20_Text"><text:span text:style-name="T30">())</text:span></text:span></text:p>
      <text:p text:style-name="P48"><draw:frame text:anchor-type="paragraph" draw:z-index="15" draw:name="Shape 2" draw:style-name="gr7" draw:text-style-name="P155" svg:width="15.9cm" svg:height="0.997cm" svg:x="0.049cm" svg:y="0.229cm"><draw:text-box><text:p><text:span text:style-name="T142">$ echo -n "myassetname" | xxd -ps</text:span></text:p><text:p text:style-name="P159"><text:span text:style-name="T138">6d7961737365746e616d65</text:span></text:p></draw:text-box></draw:frame><text:span text:style-name="Source_20_Text"><text:span text:style-name="T102"/></text:span></text:p>
      <text:h text:style-name="P42" text:outline-level="4"/>
      <text:p text:style-name="P58">Transacción <text:span text:style-name="T109">mint</text:span></text:p>
      <text:p text:style-name="P58"><draw:frame text:anchor-type="paragraph" draw:z-index="19" draw:name="Shape 6" draw:style-name="gr10" draw:text-style-name="P155" svg:width="15.9cm" svg:height="7.376cm" svg:x="0.049cm" svg:y="0.229cm"><draw:text-box><text:p><text:span text:style-name="T138">$ CLI transaction build --babbage-era --testnet-magic 1 --tx-in d1fdf7de73288ce9db78926ab7b716ecab63f31cddc13f35d8636670ac04a02d#0 --tx-out addr_test1vrtnnles3mxk8dy9fcrha8gl5la98hxwx00llc437kkjnhcqsxc8r+5000000+"1000 bda714dac42c0c1c8303cf1b109b18cdfd04f8a578432895ac8e1ee4.4c616e64 + 100 bda714dac42c0c1c8303cf1b109b18cdfd04f8a578432895ac8e1ee4.4275696c64 + 10 bda714dac42c0c1c8303cf1b109b18cdfd04f8a578432895ac8e1ee4.51756172746572" --mint "1000 bda714dac42c0c1c8303cf1b109b18cdfd04f8a578432895ac8e1ee4.4c616e64 + 100 bda714dac42c0c1c8303cf1b109b18cdfd04f8a578432895ac8e1ee4.4275696c64 + 10 bda714dac42c0c1c8303cf1b109b18cdfd04f8a578432895ac8e1ee4.51756172746572" --mint-script-file ses-policy.script --change-address addr_test1vrtnnles3mxk8dy9fcrha8gl5la98hxwx00llc437kkjnhcqsxc8r --protocol-params-file protocol.json --out-file tx.raw</text:span></text:p></draw:text-box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Firmar transacción</text:p>
      <text:p text:style-name="P58"/>
      <text:p text:style-name="P58"><draw:frame text:anchor-type="paragraph" draw:z-index="20" draw:name="Shape 7" draw:style-name="gr7" draw:text-style-name="P155" svg:width="15.9cm" svg:height="0.997cm" svg:x="0.049cm" svg:y="-0.437cm"><draw:text-box><text:p><text:span text:style-name="T138">$ CLI transaction sign --signing-key-file preprod1.skey --testnet-magic 1 --tx-body-file tx.raw --out-file tx.signed</text:span></text:p></draw:text-box></draw:frame></text:p>
      <text:p text:style-name="P58"/>
      <text:p text:style-name="P58">Enviar transacción</text:p>
      <text:h text:style-name="P42" text:outline-level="4"><draw:frame text:anchor-type="paragraph" draw:z-index="21" draw:name="Shape 8" draw:style-name="gr4" draw:text-style-name="P155" svg:width="15.9cm" svg:height="1.555cm" svg:x="0.049cm" svg:y="0.229cm"><draw:text-box><text:p><text:span text:style-name="T138">$ CLI transaction submit --tx-file tx.signed --testnet-magic 1</text:span></text:p><text:p><text:span text:style-name="T138"/></text:p><text:p><text:span text:style-name="T138">cda5cb0173a27f90d298700e55675d1b9df8c000c1c53ed9b9220ccfb7a08c8#1</text:span></text:p><text:p><text:span text:style-name="T138"/></text:p></draw:text-box></draw:frame></text:h>
      <text:h text:style-name="P42" text:outline-level="4"/>
      <text:h text:style-name="P42" text:outline-level="4"/>
      <text:h text:style-name="P133" text:outline-level="2"/>
      <text:h text:style-name="P134" text:outline-level="2">MINTING <text:span text:style-name="T109">PLUTUS </text:span><text:s/><text:span text:style-name="T109">TOKEN </text:span><text:span text:style-name="T110">v1</text:span></text:h>
      <text:h text:style-name="P57" text:outline-level="4">Ejecutar nix-shell</text:h>
      <text:list xml:id="list2984498538" text:style-name="L1">
        <text:list-item>
          <text:h text:style-name="P139" text:outline-level="4"><text:span text:style-name="T44">Posicionarse en el directorio</text:span><text:span text:style-name="T45"> plutus-app <text:s/></text:span><text:span text:style-name="T44">comprobar que la versión de git es la </text:span><text:span text:style-name="T45">v2022-04-06 </text:span></text:h>
          <text:h text:style-name="P139" text:outline-level="4"><text:span text:style-name="T116">opt/DEV/PLUTUS/plutus-apps</text:span><text:span text:style-name="T117">$ nix-shell </text:span><text:span text:style-name="T86">--extra-experimental-features flakes</text:span><text:span text:style-name="T85"> </text:span></text:h>
        </text:list-item>
        <text:list-item>
          <text:h text:style-name="P141" text:outline-level="4">Moverse al directorio de trabajo</text:h>
          <text:h text:style-name="P142" text:outline-level="4"><text:span text:style-name="T46">nix-shell:/opt/DEV/PLUTUS/plutus-apps]</text:span><text:span text:style-name="T47">$ cd ../ppbl-course-02/project-02</text:span></text:h>
        </text:list-item>
        <text:list-item>
          <text:h text:style-name="P140" text:outline-level="4"><text:span text:style-name="T37">Ejecutar </text:span><text:span text:style-name="Source_20_Text">repl</text:span></text:h>
        </text:list-item>
        <text:list-item>
          <text:h text:style-name="P140" text:outline-level="4"><text:span text:style-name="T37">cabal <text:s/></text:span><text:span text:style-name="T39">update; </text:span><text:span text:style-name="Source_20_Text"><text:span text:style-name="T120">cabal build; cabal repl</text:span></text:span><text:span text:style-name="T37"> </text:span></text:h>
          <text:h text:style-name="P143" text:outline-level="4">WriteMintingValidatorScript</text:h>
          <text:h text:style-name="P139" text:outline-level="4"><text:span text:style-name="T42">se crea el fichero </text:span><text:span text:style-name="T38">my-minting-script.plutus </text:span><text:span text:style-name="T43"><text:s/></text:span><text:span text:style-name="T42">similar al fichero .script del ejemplo Token nativo, pero generado con el </text:span><text:span text:style-name="T37">writeMintingValidatorScript <text:s/></text:span><text:span text:style-name="T42">script plutus.</text:span></text:h>
        </text:list-item>
      </text:list>
      <text:h text:style-name="P46" text:outline-level="4"><text:span text:style-name="T15">C</text:span>rear policyID</text:h>
      <text:p text:style-name="P47"><draw:frame text:anchor-type="paragraph" draw:z-index="22" draw:name="Shape 9" draw:style-name="gr7" draw:text-style-name="P155" svg:width="15.9cm" svg:height="0.997cm" svg:x="0.049cm" svg:y="0.229cm"><draw:text-box><text:p><text:span text:style-name="T133">CLI transaction policyid --script-file my-minting-script.plutus</text:span></text:p><text:p><text:span text:style-name="T133">a10aa40d0ec3fd4c8fa33a2910fb27941ae8b7ad2a5b0c30816f7a20</text:span></text:p></draw:text-box></draw:frame><text:span text:style-name="Source_20_Text"><text:span text:style-name="T101"/></text:span></text:p>
      <text:p text:style-name="P47"><text:span text:style-name="Source_20_Text"><text:span text:style-name="T101"/></text:span></text:p>
      <text:p text:style-name="P47"><text:span text:style-name="Source_20_Text"><text:span text:style-name="T101"/></text:span></text:p>
      <text:h text:style-name="P46" text:outline-level="4"><text:span text:style-name="T15">C</text:span>rear <text:span text:style-name="T109">redeemer,json</text:span></text:h>
      <text:p text:style-name="P47"><draw:frame text:anchor-type="paragraph" draw:z-index="23" draw:name="Shape 10" draw:style-name="gr7" draw:text-style-name="P155" svg:width="15.9cm" svg:height="0.997cm" svg:x="0.049cm" svg:y="0.229cm"><draw:text-box><text:p><text:span text:style-name="T133">{"constructor":0,"fields":[]}</text:span></text:p></draw:text-box></draw:frame><text:span text:style-name="Source_20_Text"><text:span text:style-name="T101"/></text:span></text:p>
      <text:p text:style-name="P47"><text:span text:style-name="Source_20_Text"><text:span text:style-name="T101"/></text:span></text:p>
      <text:p text:style-name="P47"><text:span text:style-name="Source_20_Text"><text:span text:style-name="T101"/></text:span></text:p>
      <text:p text:style-name="P59">Transacción <text:span text:style-name="T109">mint</text:span></text:p>
      <text:p text:style-name="P59"><draw:frame text:anchor-type="paragraph" draw:z-index="24" draw:name="Shape 11" draw:style-name="gr9" draw:text-style-name="P155" svg:width="15.9cm" svg:height="5.823cm" svg:x="0.049cm" svg:y="0.229cm"><draw:text-box><text:p><text:span text:style-name="T138">$ CLI transaction build --babbage-era --testnet-magic 1 --tx-in e75ed3cf2ab008df90b60741f0e522b29cc36c7a274f4e69f51e4bef9b935b9c#0 --tx-out addr_test1vrtnnles3mxk8dy9fcrha8gl5la98hxwx00llc437kkjnhcqsxc8r+5000000+"10 a10aa40d0ec3fd4c8fa33a2910fb27941ae8b7ad2a5b0c30816f7a20.43697479" --mint "10 a10aa40d0ec3fd4c8fa33a2910fb27941ae8b7ad2a5b0c30816f7a20.43697479" --mint-script-file my-minting-script.plutus --mint-redeemer-file redeemer.json --tx-in-collateral e75ed3cf2ab008df90b60741f0e522b29cc36c7a274f4e69f51e4bef9b935b9c#1 --change-address addr_test1vrtnnles3mxk8dy9fcrha8gl5la98hxwx00llc437kkjnhcqsxc8r --protocol-params-file protocol.json --out-file tx.raw</text:span></text:p><text:p><text:span text:style-name="T138"/></text:p></draw:text-box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Firmar transacción</text:p>
      <text:p text:style-name="P59"/>
      <text:p text:style-name="P59"><draw:frame text:anchor-type="paragraph" draw:z-index="25" draw:name="Shape 12" draw:style-name="gr7" draw:text-style-name="P155" svg:width="15.9cm" svg:height="0.997cm" svg:x="0.049cm" svg:y="-0.437cm"><draw:text-box><text:p><text:span text:style-name="T138">$ CLI transaction sign --signing-key-file preprod1.skey --testnet-magic 1 --tx-body-file tx.raw --out-file tx.signed</text:span></text:p></draw:text-box></draw:frame><text:soft-page-break/></text:p>
      <text:p text:style-name="P59"/>
      <text:p text:style-name="P59">Enviar transacción</text:p>
      <text:h text:style-name="P43" text:outline-level="4"><draw:frame text:anchor-type="paragraph" draw:z-index="26" draw:name="Shape 13" draw:style-name="gr4" draw:text-style-name="P155" svg:width="15.9cm" svg:height="1.555cm" svg:x="0.049cm" svg:y="0.229cm"><draw:text-box><text:p><text:span text:style-name="T138">$ CLI transaction submit --tx-file tx.signed --testnet-magic 1</text:span></text:p><text:p><text:span text:style-name="T138"/></text:p><text:p><text:span text:style-name="T138">66661951541b995516a22fbd852594e1e1a3556080949d4d6801c14b4ee0e532#1</text:span></text:p><text:p><text:span text:style-name="T138"/></text:p></draw:text-box></draw:frame></text:h>
      <text:h text:style-name="P43" text:outline-level="4"/>
      <text:h text:style-name="P129" text:outline-level="2"/>
      <text:h text:style-name="P129" text:outline-level="2">MINTING <text:span text:style-name="T111">METADATA TRANSACTION</text:span></text:h>
      <text:h text:style-name="P50" text:outline-level="4"><text:span text:style-name="T15">C</text:span>rear <text:span text:style-name="T111">metadata.</text:span><text:span text:style-name="T109">json</text:span></text:h>
      <text:p text:style-name="P51"><draw:frame text:anchor-type="paragraph" draw:z-index="27" draw:name="Shape 14" draw:style-name="gr7" draw:text-style-name="P155" svg:width="15.9cm" svg:height="0.997cm" svg:x="0.049cm" svg:y="0.229cm"><draw:text-box><text:p><text:span text:style-name="T133">{"1618033":"Hello Plutus PBL Summer 2022!!!"}</text:span></text:p></draw:text-box></draw:frame><text:span text:style-name="Source_20_Text"><text:span text:style-name="T101"/></text:span></text:p>
      <text:p text:style-name="P51"><text:span text:style-name="Source_20_Text"><text:span text:style-name="T101"/></text:span></text:p>
      <text:p text:style-name="P51"><text:span text:style-name="Source_20_Text"><text:span text:style-name="T101"/></text:span></text:p>
      <text:h text:style-name="P74" text:outline-level="4"/>
      <text:p text:style-name="P60">Transacción <text:span text:style-name="T109">mint</text:span></text:p>
      <text:p text:style-name="P59"><draw:frame text:anchor-type="paragraph" draw:z-index="28" draw:name="Shape 15" draw:style-name="gr8" draw:text-style-name="P156" svg:width="18.075cm" svg:height="3.255cm" svg:x="0.049cm" svg:y="0.053cm"><draw:text-box><text:p><text:span text:style-name="T136">CLI transaction build --babbage-era --testnet-magic 1 </text:span></text:p><text:p><text:span text:style-name="T136">--tx-in e3d0f598abe67485c7082a805cb6f2e76c431976fa2deaa88f52ff40dd5244d2#0 </text:span></text:p><text:p><text:span text:style-name="T136">--tx-out addr_test1vrtnnles3mxk8dy9fcrha8gl5la98hxwx00llc437kkjnhcqsxc8r+4830847 </text:span></text:p><text:p><text:span text:style-name="T137">--metadata-json-file</text:span><text:span text:style-name="T136"> /opt/DEV/PLUTUS/ppbl-course-02/activitis/project-02/metadata/</text:span><text:span text:style-name="T137">metadata.json</text:span><text:span text:style-name="T136"> </text:span></text:p><text:p><text:span text:style-name="T136">--change-address addr_test1vrtnnles3mxk8dy9fcrha8gl5la98hxwx00llc437kkjnhcqsxc8r </text:span></text:p><text:p><text:span text:style-name="T136">--protocol-params-file protocol.json </text:span></text:p><text:p><text:span text:style-name="T136">--out-file </text:span><text:span text:style-name="T137">tx.raw</text:span></text:p></draw:text-box></draw:frame></text:p>
      <text:p text:style-name="P60"/>
      <text:p text:style-name="P60"/>
      <text:p text:style-name="P60"/>
      <text:p text:style-name="P60"/>
      <text:p text:style-name="P60">Firmar transacción</text:p>
      <text:p text:style-name="P112"><draw:frame text:anchor-type="paragraph" draw:z-index="29" draw:name="Shape 16" draw:style-name="gr6" draw:text-style-name="P155" svg:width="15.9cm" svg:height="1.167cm" svg:x="0.049cm" svg:y="0.229cm"><draw:text-box><text:p><text:span text:style-name="T133">CLI transaction sign --signing-key-file preprod1.skey --testnet-magic 1 --tx-body-file tx.raw --out-file </text:span><text:span text:style-name="T134">tx.signed</text:span></text:p><text:p><text:span text:style-name="T134"/></text:p></draw:text-box></draw:frame></text:p>
      <text:p text:style-name="P73"/>
      <text:p text:style-name="P60">Enviar transacción</text:p>
      <text:p text:style-name="P73"><draw:frame text:anchor-type="paragraph" draw:z-index="30" draw:name="Shape 17" draw:style-name="gr7" draw:text-style-name="P155" svg:width="15.9cm" svg:height="0.997cm" svg:x="0.049cm" svg:y="0.229cm"><draw:text-box><text:p><text:span text:style-name="T133">CLI transaction </text:span><text:span text:style-name="T134">submit</text:span><text:span text:style-name="T133"> --tx-file tx.signed --testnet-magic 1</text:span></text:p></draw:text-box></draw:frame></text:p>
      <text:p text:style-name="P73"/>
      <text:h text:style-name="P130" text:outline-level="2">Run Plutus PBL Front End Template Locally</text:h>
      <text:p text:style-name="P52"><draw:frame text:anchor-type="paragraph" draw:z-index="31" draw:name="Shape 18" draw:style-name="gr4" draw:text-style-name="P155" svg:width="15.9cm" svg:height="1.555cm" svg:x="0.049cm" svg:y="0.229cm"><draw:text-box><text:p><text:span text:style-name="T133">cd ppbl-front-end-template</text:span></text:p><text:p><text:span text:style-name="T133">yarn install</text:span></text:p><text:p><text:span text:style-name="T133">yarn dev</text:span></text:p><text:p><text:span text:style-name="T133"/></text:p></draw:text-box></draw:frame></text:p>
      <text:p text:style-name="P73"/>
      <text:p text:style-name="P73"/>
      <text:p text:style-name="P73"><text:a xlink:type="simple" xlink:href="http://localhost:3000/" text:style-name="Internet_20_link" text:visited-style-name="Visited_20_Internet_20_Link">http://localhost:3000</text:a></text:p>
      <text:p text:style-name="P117"/>
      <text:p text:style-name="P114">project-<text:span text:style-name="T112">204</text:span></text:p>
      <text:p text:style-name="Text_20_body"/>
      <text:p text:style-name="Text_20_body"/>
      <text:h text:style-name="P135" text:outline-level="3"><text:span text:style-name="Strong_20_Emphasis">What are the elements of a validator</text:span></text:h>
      <text:p text:style-name="P73">the datum, the redeemer and the context</text:p>
      <text:p text:style-name="P75"/>
      <text:h text:style-name="Heading_20_3" text:outline-level="3">datum</text:h>
      <text:p text:style-name="P113">Elemento obligatorio para el proceso de validación, permite bloquear o desbloquear fondos de un script address.</text:p>
      <text:p text:style-name="Text_20_body"><text:span text:style-name="T112">Puede tener el tipo de dato que se necesite, normalemente definido en un data de haskell </text:span><text:span text:style-name="Source_20_Text"><text:span text:style-name="T112">data myDatum = myDatum</text:span></text:span></text:p>
      <text:p text:style-name="P78"/>
      <text:h text:style-name="Heading_20_3" text:outline-level="3">redeemer</text:h>
      <text:p text:style-name="P113">Elemento obligatorio para el proceso de validación, se puede utilizar como un valor que el validator <text:s/>espera un valor preciso.</text:p>
      <text:p text:style-name="P113"/>
      <text:h text:style-name="Heading_20_3" text:outline-level="3"><text:span text:style-name="T115">c</text:span>ontext</text:h>
      <text:p text:style-name="P113">Conjunto de información relacionada con una transaccion, puede contener parametros requeridos y opcionales.</text:p>
      <text:p text:style-name="P75"/>
      <text:h text:style-name="P61" text:outline-level="4">Crear json DATUM</text:h>
      <text:p text:style-name="P116">Fichero .json que contiene la información de las variables con las que va a trabajar el scr<text:span text:style-name="T118">i</text:span>pt. </text:p>
      <text:p text:style-name="P116"><text:span text:style-name="T118">Se lanza el entorno </text:span><text:span text:style-name="T67">NIX-SHELL </text:span><text:span text:style-name="T68">cabal repl</text:span></text:p>
      <text:p text:style-name="P118"><text:span text:style-name="T22">S</text:span><text:span text:style-name="T15">e modifica el fichero </text:span><text:span text:style-name="T62">PpblCompiler.hs </text:span><text:span text:style-name="T15"><text:s/>para asignar los nuevo valores</text:span></text:p>
      <text:p text:style-name="P116"><text:span text:style-name="T118">Se ejecuta la función </text:span><text:span text:style-name="T67">writePpblDatum</text:span><text:span text:style-name="T118"> <text:s/></text:span><text:span text:style-name="T121">y se crea el fichero </text:span><text:span text:style-name="T113">MyPpblDatum.json</text:span><text:span text:style-name="T114"> </text:span></text:p>
      <text:p text:style-name="P115"/>
      <text:h text:style-name="P62" text:outline-level="4"><text:span text:style-name="T119">Obtener hash from</text:span> DATUM</text:h>
      <text:p text:style-name="P116"><draw:frame text:anchor-type="paragraph" draw:z-index="33" draw:name="Shape 20" draw:style-name="gr6" draw:text-style-name="P155" svg:width="15.9cm" svg:height="1.167cm" svg:x="0.049cm" svg:y="0.229cm"><draw:text-box><text:p><text:span text:style-name="T133">CLI transaction hash-script-data --script-data-file MyPpblDatum.json &gt;&gt; sale.hash</text:span></text:p><text:p><text:span text:style-name="T133">3ceb17d6702c23286dab4352f367a9614588d53099c39f31cd618e2851a56731</text:span></text:p></draw:text-box></draw:frame></text:p>
      <text:p text:style-name="Text_20_body"/>
      <text:p text:style-name="Text_20_body"/>
      <text:p text:style-name="P118"><text:soft-page-break/><text:span text:style-name="T22">S</text:span><text:span text:style-name="T15">e modifica el fichero </text:span><text:span text:style-name="T62">PpblCompiler.hs </text:span><text:span text:style-name="T15"><text:s/>para asignar el nuevo <text:s/>hash del DATUM </text:span></text:p>
      <text:p text:style-name="P119"><text:span text:style-name="T118">Se ejecuta la función </text:span><text:span text:style-name="T67">writePpbl</text:span><text:span text:style-name="T69">Script</text:span><text:span text:style-name="T118"> <text:s/></text:span><text:span text:style-name="T121">y se crea el fichero </text:span><text:span text:style-name="T70">MyValidator.plutus</text:span></text:p>
      <text:p text:style-name="Text_20_body"/>
      <text:h text:style-name="P53" text:outline-level="4"><text:span text:style-name="T15">C</text:span>rear <text:span text:style-name="T115">script address</text:span></text:h>
      <text:p text:style-name="P54"><draw:frame text:anchor-type="paragraph" draw:z-index="32" draw:name="Shape 19" draw:style-name="gr4" draw:text-style-name="P155" svg:width="15.9cm" svg:height="1.555cm" svg:x="0.049cm" svg:y="0.229cm"><draw:text-box><text:p><text:span text:style-name="T133">CLI address build --payment-script-file MyValidator.plutus --testnet-magic 1 --out-file myval.addr</text:span></text:p><text:p><text:span text:style-name="T133"/></text:p><text:p><text:span text:style-name="T133">addr_test1wqy0j8ym4q3wutn05vkzxg8zddvgfp04l8f8pxjzh7a72dg3qxfvy</text:span></text:p></draw:text-box></draw:frame><text:span text:style-name="Source_20_Text"><text:span text:style-name="T101"/></text:span></text:p>
      <text:p text:style-name="P54"><text:span text:style-name="Source_20_Text"><text:span text:style-name="T101"/></text:span></text:p>
      <text:p text:style-name="P54"><text:span text:style-name="Source_20_Text"><text:span text:style-name="T101"/></text:span></text:p>
      <text:h text:style-name="P76" text:outline-level="4"/>
      <text:p text:style-name="P75"/>
      <text:h text:style-name="P55" text:outline-level="4"><text:span text:style-name="T122">Build transaction </text:span><text:span text:style-name="T115">script </text:span></text:h>
      <text:p text:style-name="P75"><draw:frame text:anchor-type="paragraph" draw:z-index="34" draw:name="Shape 21" draw:style-name="gr5" draw:text-style-name="P155" svg:width="15.9cm" svg:height="3.495cm" svg:x="0.049cm" svg:y="0.229cm"><draw:text-box><text:p><text:span text:style-name="T133">CLI transaction build --babbage-era --$testnet <text:s/></text:span></text:p><text:p><text:span text:style-name="T133">--tx-in $txhash#$txix <text:s/></text:span></text:p><text:p><text:span text:style-name="T133">--tx-out $s_address+$s_output <text:s/></text:span></text:p><text:p><text:span text:style-name="T133">--tx-out-datum-hash c9c310f057d7cef9c523c9b5447efa4d8d0db597d88412af6f82e2984198c57d <text:s/></text:span></text:p><text:p><text:span text:style-name="T133">--change-address $address </text:span></text:p><text:p><text:span text:style-name="T133">--out-file tx.raw</text:span></text:p><text:p><text:span text:style-name="T133"/></text:p><text:p><text:span text:style-name="T133">addr_test1wqy0j8ym4q3wutn05vkzxg8zddvgfp04l8f8pxjzh7a72dg3qxfvy</text:span></text:p></draw:text-box></draw:frame></text:p>
      <text:p text:style-name="P75"/>
      <text:p text:style-name="Title"/>
      <text:p text:style-name="Text_20_body"/>
      <text:p text:style-name="Text_20_body"/>
      <text:p text:style-name="P121">Project-301 faucet</text:p>
      <text:p text:style-name="P120"/>
      <text:p text:style-name="P63">CREAR fichero .plutus</text:p>
      <text:p text:style-name="P120">Ejecutar NIX SHELL en el directorio del proyecto <text:span text:style-name="T124">plutus-app</text:span>. <text:span text:style-name="T124">Navegar desde NIX SHELL hasta el proyecto ppbl-course-02</text:span></text:p>
      <text:p text:style-name="P122"><text:span text:style-name="T123">Ejecutar la función </text:span><text:span text:style-name="T4">writeFaucetScript </text:span><text:span text:style-name="T123">→ Crea el fichero </text:span><text:span text:style-name="T71">ppbl-faucet-preprod-LAND.plutus</text:span><text:span text:style-name="T123"> en el dire</text:span><text:span text:style-name="T124">c</text:span><text:span text:style-name="T123">torio </text:span><text:span text:style-name="T71">output</text:span><text:span text:style-name="T123"> </text:span></text:p>
      <text:p text:style-name="P120"/>
      <text:h text:style-name="P110" text:outline-level="4"><text:span text:style-name="T41">Cr</text:span><text:span text:style-name="T34">ear </text:span><text:span text:style-name="T40"><text:s/>address </text:span><text:span text:style-name="T41">para el contrato</text:span></text:h>
      <text:p text:style-name="P56"><draw:frame text:anchor-type="paragraph" draw:z-index="35" draw:name="Shape 22" draw:style-name="gr4" draw:text-style-name="P155" svg:width="15.9cm" svg:height="1.555cm" svg:x="0.049cm" svg:y="0.229cm"><draw:text-box><text:p><text:span text:style-name="T133">CLI address build --payment-script-file </text:span><text:span text:style-name="T134">ppbl-faucet-preprod-LAND.plutus</text:span><text:span text:style-name="T133"> --testnet-magic 1 --out-file faucetLAND.addr</text:span></text:p><text:p><text:span text:style-name="T133"/></text:p><text:p><text:span text:style-name="T133">addr_test1wr6ydfrw00eextwar9qqpg2clukee4s65z3egs824d7ftsqdpdnw6</text:span></text:p></draw:text-box></draw:frame><text:span text:style-name="Source_20_Text"><text:span text:style-name="T101"/></text:span></text:p>
      <text:p text:style-name="P56"><text:span text:style-name="Source_20_Text"><text:span text:style-name="T101"/></text:span></text:p>
      <text:p text:style-name="P56"><text:span text:style-name="Source_20_Text"><text:span text:style-name="T101"/></text:span></text:p>
      <text:h text:style-name="P77" text:outline-level="4"/>
      <text:h text:style-name="P68" text:outline-level="4"><text:span text:style-name="T72">Cr</text:span><text:span text:style-name="T62">ear </text:span><text:span text:style-name="T73"><text:s/></text:span><text:span text:style-name="T74">redeemer</text:span><text:span text:style-name="T73"> </text:span><text:span text:style-name="T74">(</text:span><text:span text:style-name="T73"><text:bookmark-ref text:reference-format="page" text:ref-name="Calc address hash">3</text:bookmark-ref></text:span><text:span text:style-name="T74">)</text:span></text:h>
      <text:p text:style-name="P64"><draw:frame text:anchor-type="paragraph" draw:z-index="36" draw:name="Shape 23" draw:style-name="gr4" draw:text-style-name="P155" svg:width="15.9cm" svg:height="1.555cm" svg:x="-0.039cm" svg:y="0.28cm"><draw:text-box><text:p><text:span text:style-name="T135">redeemer_1001.json</text:span></text:p><text:p><text:span text:style-name="T133">{"constructor":0,"fields":[{"bytes":"&lt;YOUR PUBKEYHASH HERE"}]} # == preprod1.hash → <text:s/>d739ff308ecd63b4854e077e9d1fa7fa53dcce33dfffe2b1f5ad29df</text:span></text:p></draw:text-box></draw:frame></text:p>
      <text:p text:style-name="P69"/>
      <text:p text:style-name="P69"/>
      <text:h text:style-name="P68" text:outline-level="4"><text:span text:style-name="T72">Cr</text:span><text:span text:style-name="T62">ear </text:span><text:span text:style-name="T73"><text:s/></text:span><text:span text:style-name="T74">Datum y DatumHash</text:span></text:h>
      <text:p text:style-name="P69"><draw:frame text:anchor-type="paragraph" draw:z-index="37" draw:name="Shape 24" draw:style-name="gr4" draw:text-style-name="P155" svg:width="15.9cm" svg:height="1.555cm" svg:x="0.182cm" svg:y="0.019cm"><draw:text-box><text:p><text:span text:style-name="T133">datum.hash</text:span></text:p><text:p><text:span text:style-name="T133">CLI transaction hash-script-data --script-data-value </text:span><text:span text:style-name="T134">1001</text:span><text:span text:style-name="T133"> → </text:span></text:p><text:p><text:span text:style-name="T133">c9f1a86686aecf55fd2f90d275c5c7908a2978df1aec9f189fcb3a00ff529ac0</text:span></text:p></draw:text-box></draw:frame></text:p>
      <text:p text:style-name="P69"/>
      <text:h text:style-name="P70" text:outline-level="4"><text:span text:style-name="T72">Cr</text:span><text:span text:style-name="T62">ear </text:span><text:span text:style-name="T73"><text:s/></text:span><text:span text:style-name="T75">Lock Transaction</text:span></text:h>
      <text:p text:style-name="P71"><draw:frame text:anchor-type="paragraph" draw:z-index="38" draw:name="Shape 25" draw:style-name="gr3" draw:text-style-name="P154" svg:width="15.9cm" svg:height="8.469cm" svg:x="0.026cm" svg:y="0.293cm"><draw:text-box><text:p><text:span text:style-name="T131">CLI transaction build --babbage-era <text:s/>--testnet-magic 1 </text:span></text:p><text:p><text:span text:style-name="T131">--tx-in cc76c7ad15f72542f36c066afececc0552bc7050a800ca95ce179cc85fe574e8#1 --tx-in 3752c65b3677ce78c5b11d1ee1e4098519b30fe95637e34da849287655daa199#1 --tx-in a4a61301200f5f8860f89460a5d2db04a85151ff2dd402769dd62174a14ea359#1 --tx-in-collateral f9e763944de6ed04b4a0340034ed69154a0034c4afb2e76baa1053b541f3fee7#3 </text:span></text:p><text:p><text:span text:style-name="T132">--tx-in-script-file</text:span><text:span text:style-name="T131"> project-301/</text:span><text:span text:style-name="T132">ppbl-faucet-preprod-LAND.plutus</text:span><text:span text:style-name="T131"> </text:span></text:p><text:p><text:span text:style-name="T132">--tx-in-datum-value</text:span><text:span text:style-name="T131"> </text:span><text:span text:style-name="T132">1001</text:span><text:span text:style-name="T131"> </text:span></text:p><text:p><text:span text:style-name="T132">--tx-in-redeemer-file</text:span><text:span text:style-name="T131"> project-301/</text:span><text:span text:style-name="T132">redeemer_1001.json</text:span><text:span text:style-name="T131"> </text:span></text:p><text:p><text:span text:style-name="T131">--tx-out </text:span><text:span text:style-name="T132">addr_test1wr6ydfrw00eextwar9qqpg2clukee4s65z3egs824d7ftsqdpdnw6</text:span><text:span text:style-name="T131">+3000000+"230 a10aa40d0ec3fd4c8fa33a2910fb27941ae8b7ad2a5b0c30816f7a20.43697479" </text:span></text:p><text:p><text:span text:style-name="T132">--tx-out-datum-hash</text:span><text:span text:style-name="T131"> </text:span><text:span text:style-name="T132">c9f1a86686aecf55fd2f90d275c5c7908a2978df1aec9f189fcb3a00ff529ac0</text:span><text:span text:style-name="T131"> </text:span></text:p><text:p><text:span text:style-name="T131">--tx-out addr_test1vrtnnles3mxk8dy9fcrha8gl5la98hxwx00llc437kkjnhcqsxc8r+3982150249+"-82 a10aa40d0ec3fd4c8fa33a2910fb27941ae8b7ad2a5b0c30816f7a20.43697479" --tx-out addr_test1vrtnnles3mxk8dy9fcrha8gl5la98hxwx00llc437kkjnhcqsxc8r+49371831+"800 bda714dac42c0c1c8303cf1b109b18cdfd04f8a578432895ac8e1ee4.4c616e64" --change-address addr_test1vrtnnles3mxk8dy9fcrha8gl5la98hxwx00llc437kkjnhcqsxc8r </text:span></text:p><text:p><text:span text:style-name="T131">--protocol-params-file project-301/protocol.json </text:span></text:p><text:p><text:span text:style-name="T131">--out-file project-301/Tx_lock_tokens.raw</text:span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72" text:outline-level="4"><text:soft-page-break/><text:span text:style-name="T72">Cr</text:span><text:span text:style-name="T62">ear </text:span><text:span text:style-name="T73"><text:s/></text:span><text:span text:style-name="T75">UnLock Transaction</text:span></text:h>
      <text:p text:style-name="P69"><draw:frame text:anchor-type="paragraph" draw:z-index="40" draw:name="Shape 27" draw:style-name="gr1" draw:text-style-name="P154" svg:width="15.9cm" svg:height="7.411cm" svg:x="0.026cm" svg:y="0.293cm"><draw:text-box><text:p><text:span text:style-name="T131">CLI transaction build --babbage-era --testnet-magic 1 </text:span></text:p><text:p><text:span text:style-name="T131">--tx-in 3752c65b3677ce78c5b11d1ee1e4098519b30fe95637e34da849287655daa199#1 --tx-in a4a61301200f5f8860f89460a5d2db04a85151ff2dd402769dd62174a14ea359#1 </text:span><text:span text:style-name="T132">-–tx-in-script-file</text:span><text:span text:style-name="T131"> project-301/</text:span><text:span text:style-name="T132">ppbl-faucet-preprod-LAND.plutus</text:span><text:span text:style-name="T131"> </text:span></text:p><text:p><text:span text:style-name="T132">--tx-in-datum-value 1001 </text:span></text:p><text:p><text:span text:style-name="T132">--tx-in-redeemer-file</text:span><text:span text:style-name="T131"> /project-301/</text:span><text:span text:style-name="T132">redeemer_1001.json</text:span><text:span text:style-name="T131"> </text:span></text:p><text:p><text:span text:style-name="T132">--tx-in-collateral</text:span><text:span text:style-name="T131"> f9e763944de6ed04b4a0340034ed69154a0034c4afb2e76baa1053b541f3fee7#3 </text:span></text:p><text:p><text:span text:style-name="T131">--tx-out addr_test1vrtnnles3mxk8dy9fcrha8gl5la98hxwx00llc437kkjnhcqsxc8r+48847679+"</text:span><text:span text:style-name="T132">10 bda714dac42c0c1c8303cf1b109b18cdfd04f8a578432895ac8e1ee4.4c616e64</text:span><text:span text:style-name="T131"> + 800 bda714dac42c0c1c8303cf1b109b18cdfd04f8a578432895ac8e1ee4.4c616e64" </text:span></text:p><text:p><text:span text:style-name="T131">--tx-out </text:span><text:span text:style-name="T132">addr_test1wr6ydfrw00eextwar9qqpg2clukee4s65z3egs824d7ftsqdpdnw6+</text:span><text:span text:style-name="T131">3000000+"130 bda714dac42c0c1c8303cf1b109b18cdfd04f8a578432895ac8e1ee4.4c616e64" </text:span></text:p><text:p><text:span text:style-name="T132">--tx-out-datum-hash</text:span><text:span text:style-name="T131"> </text:span><text:span text:style-name="T132">c9f1a86686aecf55fd2f90d275c5c7908a2978df1aec9f189fcb3a00ff529ac0</text:span><text:span text:style-name="T131"> </text:span></text:p><text:p><text:span text:style-name="T131">--change-address addr_test1vrtnnles3mxk8dy9fcrha8gl5la98hxwx00llc437kkjnhcqsxc8r </text:span></text:p><text:p><text:span text:style-name="T131">--protocol-params-file project-301/protocol.json </text:span></text:p><text:p><text:span text:style-name="T131">--out-file project-301/sc_wildraw_tx.raw</text:span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65" text:outline-level="4"/>
      <text:h text:style-name="P65" text:outline-level="4"/>
      <text:p text:style-name="P114">Project-30<text:span text:style-name="T125">2</text:span> <text:span text:style-name="T125">Front End</text:span></text:p>
      <text:h text:style-name="P70" text:outline-level="4"><text:span text:style-name="T76">Ejecutar plantilla web3</text:span><text:span text:style-name="T62"> </text:span><text:span text:style-name="T76">ppbl-front-end-template</text:span></text:h>
      <text:p text:style-name="P66"><draw:frame text:anchor-type="paragraph" draw:z-index="39" draw:name="Shape 26" draw:style-name="gr2" draw:text-style-name="P155" svg:width="15.9cm" svg:height="3.883cm" svg:x="-0.039cm" svg:y="0.28cm"><draw:text-box><text:p><text:span text:style-name="T133">Instalar dependencias</text:span></text:p><text:p><text:span text:style-name="T133">npm i @emurgo/cardano-serialization-lib-browser</text:span></text:p><text:p><text:span text:style-name="T133"/></text:p><text:p><text:span text:style-name="T133">Instalar yarn</text:span></text:p><text:p><text:span text:style-name="T133">yarn install</text:span></text:p><text:p><text:span text:style-name="T133"/></text:p><text:p><text:span text:style-name="T133">Ejecutar servidor en modo dev</text:span></text:p><text:p><text:span text:style-name="T134">yarn dev</text:span></text:p><text:p><text:span text:style-name="T134"/></text:p><text:p><text:span text:style-name="T134">http://localhost:3000</text:span></text:p></draw:text-box></draw:frame></text:p>
      <text:p text:style-name="P66"/>
      <text:p text:style-name="P66"/>
      <text:p text:style-name="P66"/>
      <text:p text:style-name="P66"/>
      <text:p text:style-name="P79"/>
      <text:p text:style-name="P79"/>
      <text:p text:style-name="P79"/>
      <text:p text:style-name="P114">Project-30<text:span text:style-name="T126">3 </text:span>Mastery Level 1</text:p>
      <text:p text:style-name="Text_20_body"/>
      <text:p text:style-name="Text_20_body"/>
      <text:p text:style-name="P124">CLI query utxo –address &lt;ADDRESS&gt; --testnet-magic 1 $(jq -r ‘keys[0]’ <text:s/>$&lt;PATH-TO-STORE-FILE&gt;)</text:p>
      <text:p text:style-name="P124"/>
      <text:p text:style-name="P125">Compilar src</text:p>
      <text:p text:style-name="P126">cabal build cabal update</text:p>
      <text:p text:style-name="P126"/>
      <text:p text:style-name="P125">Inciar repl</text:p>
      <text:p text:style-name="P126">cabal repl</text:p>
      <text:p text:style-name="P125"/>
      <text:p text:style-name="P125">Crear los scripts .plutus </text:p>
      <text:p text:style-name="P125">Prelude TreasuryAndEscrow.Compiler&gt; writeBountyTreasuryScript</text:p>
      <text:p text:style-name="P125">Right ()</text:p>
      <text:p text:style-name="P125">Prelude TreasuryAndEscrow.Compiler&gt; writeBountyEscrowScript</text:p>
      <text:p text:style-name="P125">Right ()</text:p>
      <text:p text:style-name="P125"/>
      <text:p text:style-name="P125">Crear las addresses de cada script</text:p>
      <text:p text:style-name="P125">CLI address build --testnet-magic 1 --payment-script-file example-bounty-treasury-new-preprod.plutus <text:s/>--out-file example-bounty-treasury-new-preprod.addr</text:p>
      <text:p text:style-name="P149">CLI address build --testnet-magic 1 --payment-script-file example-bounty-escrow-new-preprod.plutus --out-file example-bounty-escrow-new-preprod.addr</text:p>
      <text:p text:style-name="P149"/>
      <text:p text:style-name="P149"/>
      <text:p text:style-name="P150">CREAR <text:s/>DATUM &amp; REDEEMER</text:p>
      <text:p text:style-name="P150"><text:span text:style-name="Source_20_Text">$ cabal run dataToJSON-Hardcoded</text:span></text:p>
      <text:p text:style-name="P150"><text:span text:style-name="Source_20_Text"/></text:p>
      <text:p text:style-name="P150"><text:span text:style-name="Source_20_Text">Datos credos en el fichero BountyEscrow-Datum-Hardcoded.json</text:span></text:p>
      <text:p text:style-name="P147"><text:span text:style-name="Source_20_Text"><text:span text:style-name="T127">{</text:span></text:span><text:span text:style-name="Source_20_Text"><text:span text:style-name="T128">"constructor"</text:span></text:span><text:span text:style-name="Source_20_Text"><text:span text:style-name="T127">:</text:span></text:span><text:span text:style-name="Source_20_Text"><text:span text:style-name="T129">0</text:span></text:span><text:span text:style-name="Source_20_Text"><text:span text:style-name="T127">,</text:span></text:span><text:span text:style-name="Source_20_Text"><text:span text:style-name="T128">"fields"</text:span></text:span><text:span text:style-name="Source_20_Text"><text:span text:style-name="T127">:[{</text:span></text:span><text:span text:style-name="Source_20_Text"><text:span text:style-name="T128">"bytes"</text:span></text:span><text:span text:style-name="Source_20_Text"><text:span text:style-name="T127">:</text:span></text:span><text:span text:style-name="Source_20_Text"><text:span text:style-name="T130">"d739ff308ecd63b4854e077e9d1fa7fa53dcce33dfffe2b1f5ad29df"</text:span></text:span><text:span text:style-name="Source_20_Text"><text:span text:style-name="T127">},{</text:span></text:span><text:span text:style-name="Source_20_Text"><text:span text:style-name="T128">"int"</text:span></text:span><text:span text:style-name="Source_20_Text"><text:span text:style-name="T127">:</text:span></text:span><text:span text:style-name="Source_20_Text"><text:span text:style-name="T129">20</text:span></text:span><text:span text:style-name="Source_20_Text"><text:span text:style-name="T127">},{</text:span></text:span><text:span text:style-name="Source_20_Text"><text:span text:style-name="T128">"int"</text:span></text:span><text:span text:style-name="Source_20_Text"><text:span text:style-name="T127">:</text:span></text:span><text:span text:style-name="Source_20_Text"><text:span text:style-name="T129">25000</text:span></text:span><text:span text:style-name="Source_20_Text"><text:span text:style-name="T127">},{</text:span></text:span><text:span text:style-name="Source_20_Text"><text:span text:style-name="T128">"int"</text:span></text:span><text:span text:style-name="Source_20_Text"><text:span text:style-name="T127">:</text:span></text:span><text:span text:style-name="Source_20_Text"><text:span text:style-name="T129">1673308800000</text:span></text:span><text:span text:style-name="Source_20_Text"><text:span text:style-name="T127">}]}</text:span></text:span></text:p>
      <text:p text:style-name="P150"><text:span text:style-name="Source_20_Text"/></text:p>
      <text:p text:style-name="P152">echo -n "<text:span text:style-name="T62">Sergi10gbtePreProd</text:span>" | xxd -ps <text:s text:c="3"/>→ 536572676931306762746550726550726f64</text:p>
      <text:p text:style-name="P151"/>
      <text:p text:style-name="P151"/>
      <text:p text:style-name="P123"><text:s/></text:p>
      <text:p text:style-name="P123">OLD <text:s text:c="2"/>INFORMATION</text:p>
      <text:h text:style-name="P42" text:outline-level="4">QUERYS – preguntando al nodo</text:h>
      <text:p text:style-name="P104"><text:span text:style-name="T33">E</text:span><text:span text:style-name="T32">ditar .bashrc </text:span></text:p>
      <text:p text:style-name="P104"><draw:frame text:anchor-type="paragraph" draw:z-index="10" draw:name="Shape1_9" draw:style-name="gr14" draw:text-style-name="P160" svg:width="15.9cm" svg:height="2.331cm" svg:x="0.049cm" svg:y="0.229cm"><draw:text-box><text:p><text:span text:style-name="T143"/></text:p><text:p><text:span text:style-name="T143">#NODE</text:span></text:p><text:p><text:span text:style-name="T143">alias CLI='/opt/adanode/bin/cardano-cli'</text:span></text:p><text:p><text:span text:style-name="T143"/></text:p><text:p><text:span text:style-name="T143"># testnet-magic pre-production enviroment</text:span></text:p><text:p><text:span text:style-name="T143">export MAGICT=”--testnet-magic 1” </text:span></text:p></draw:text-box></draw:frame></text:p>
      <text:p text:style-name="P104"/>
      <text:p text:style-name="P104"/>
      <text:p text:style-name="P104"/>
      <text:p text:style-name="P83">Uso en linea de comandos</text:p>
      <text:p text:style-name="P83"><draw:frame text:anchor-type="paragraph" draw:z-index="11" draw:name="Shape1_10" draw:style-name="gr13" draw:text-style-name="P161" svg:width="15.9cm" svg:height="0.742cm" svg:x="0.049cm" svg:y="0.229cm"><draw:text-box><text:p><text:span text:style-name="T146">$(echo $MAGICT)</text:span></text:p></draw:text-box></draw:frame></text:p>
      <text:p text:style-name="P83"/>
      <text:p text:style-name="P7">Estado de la red:</text:p>
      <text:p text:style-name="P84"><draw:frame text:anchor-type="paragraph" draw:z-index="0" draw:name="Shape1" draw:style-name="gr14" draw:text-style-name="P160" svg:width="15.9cm" svg:height="2.331cm" svg:x="0.049cm" svg:y="0.229cm"><draw:text-box><text:p><text:span text:style-name="T143">./cardano-cli query tip --testnet-magic 1</text:span></text:p><text:p><text:span text:style-name="T143"/></text:p><text:p><text:span text:style-name="T143">CLI query tip --testnet-magic 1</text:span></text:p><text:p><text:span text:style-name="T143"/></text:p><text:p><text:span text:style-name="T143">CLI query tip </text:span><text:span text:style-name="T146">$(echo $MAGICT)</text:span></text:p><text:p><text:span text:style-name="T146"/></text:p></draw:text-box></draw:frame></text:p>
      <text:p text:style-name="P84"/>
      <text:p text:style-name="P102"/>
      <text:p text:style-name="P102"/>
      <text:p text:style-name="P92">Slot actual:</text:p>
      <text:p text:style-name="P86"><draw:frame text:anchor-type="paragraph" draw:z-index="14" draw:name="Shape 1" draw:style-name="gr7" draw:text-style-name="P155" svg:width="15.9cm" svg:height="0.997cm" svg:x="0.049cm" svg:y="0.229cm"><draw:text-box><text:p><text:span text:style-name="T142">cardano-cli query tip --testnet-magic 1 | jq .slot?</text:span></text:p></draw:text-box></draw:frame></text:p>
      <text:p text:style-name="P85"/>
      <text:p text:style-name="P85"/>
      <text:p text:style-name="P85">Crea keys </text:p>
      <text:p text:style-name="P102"><text:span text:style-name="T52">P</text:span><text:span text:style-name="T53">ara la wallet en el directorio actual, con los ficheros test01.vkey (verification) y test01.skey (signature)</text:span>:</text:p>
      <text:p text:style-name="P102"><draw:frame text:anchor-type="paragraph" draw:z-index="1" draw:name="Shape1_0" draw:style-name="gr16" draw:text-style-name="P160" svg:width="15.9cm" svg:height="1.943cm" svg:x="0.049cm" svg:y="0.229cm"><draw:text-box><text:p><text:span text:style-name="T143">CLI address key-gen --verification-key-file preprod1.vkey --signing-key-file preprod1.skey --testnet-magic 1</text:span></text:p><text:p><text:span text:style-name="T143"/></text:p><text:p><text:span text:style-name="T143">CLI address key-gen --verification-key-file preprod2.vkey --signing-key-file preprod2.skey --testnet-magic 1</text:span></text:p></draw:text-box></draw:frame></text:p>
      <text:p text:style-name="P102"/>
      <text:p text:style-name="P85"/>
      <text:p text:style-name="P85"/>
      <text:p text:style-name="P104"><text:soft-page-break/><text:span text:style-name="T55">vkey </text:span><text:span text:style-name="T57">= Public Verification Key = Dirección pública de la wallet → Enviar y Recibir ada/tAda.</text:span></text:p>
      <text:p text:style-name="P104"><text:span text:style-name="T55">skey </text:span><text:span text:style-name="T57">= Private Signing Key = Dirección de la wallet → Firmar y aproba</text:span><text:span text:style-name="T58">r</text:span><text:span text:style-name="T57"> transacciones.</text:span></text:p>
      <text:p text:style-name="P93"/>
      <text:p text:style-name="P102"><text:span text:style-name="T63">Crea</text:span><text:span text:style-name="T64">r</text:span><text:span text:style-name="T63"> la wallet </text:span></text:p>
      <text:p text:style-name="P102"><text:span text:style-name="T18">E</text:span><text:span text:style-name="T53">n el directorio actual, con los ficheros test01.vkey (verification) y salida en test01.addr (wallet)</text:span>:</text:p>
      <text:p text:style-name="P102"><draw:frame text:anchor-type="paragraph" draw:z-index="2" draw:name="Shape1_1" draw:style-name="gr14" draw:text-style-name="P160" svg:width="15.9cm" svg:height="2.331cm" svg:x="0.049cm" svg:y="0.229cm"><draw:text-box><text:p><text:span text:style-name="T143">CLI address build --payment-verification-key-file preprod1.vkey --out-file preprod1.addr --testnet-magic 1</text:span></text:p><text:p><text:span text:style-name="T143"/></text:p><text:p><text:span text:style-name="T143">CLI address build --payment-verification-key-file preprod2.vkey --out-file preprod2.addr --testnet-magic 1</text:span></text:p><text:p><text:span text:style-name="T143"/></text:p></draw:text-box></draw:frame></text:p>
      <text:p text:style-name="P102"/>
      <text:p text:style-name="P95"/>
      <text:p text:style-name="P95"/>
      <text:p text:style-name="Text_20_body"><text:span text:style-name="T94">preprod1.addr </text:span><text:span text:style-name="T95">=</text:span><text:span text:style-name="T60"> <text:s/></text:span><text:span text:style-name="T56">addr_test1vrtnnles3mxk8dy9fcrha8gl5la98hxwx00llc437kkjnhcqsxc8r</text:span></text:p>
      <text:p text:style-name="Text_20_body"><text:span text:style-name="T94">preprod</text:span><text:span text:style-name="T95">2</text:span><text:span text:style-name="T94">.addr </text:span><text:span text:style-name="T95">=</text:span><text:span text:style-name="T52"> <text:s/></text:span><text:span text:style-name="T64">addr_test1vqlt502gqt8t3whc0ldhrzmgsp6grgdtnpz2x2f05hhew8g0ylua5</text:span></text:p>
      <text:p text:style-name="Text_20_body"/>
      <text:p text:style-name="P87"><text:span text:style-name="T53">C</text:span>onsultar transacciones</text:p>
      <text:p text:style-name="P94">Se puede utilizar <text:s/>la dirección directamente o el fichero .addr</text:p>
      <text:p text:style-name="P95"><draw:frame text:anchor-type="paragraph" draw:z-index="3" draw:name="Shape1_2" draw:style-name="gr2" draw:text-style-name="P160" svg:width="15.9cm" svg:height="3.883cm" svg:x="0.049cm" svg:y="0.229cm"><draw:text-box><text:p><text:span text:style-name="T143">CLI query utxo --testnet-magic 1--address $(cat </text:span><text:span text:style-name="T149">preprod1</text:span><text:span text:style-name="T143">.addr)</text:span></text:p><text:p><text:span text:style-name="T143"/></text:p><text:p><text:span text:style-name="T143">CLI query utxo --testnet-magic 1 --address </text:span><text:span text:style-name="T150">addr_test1vpczyxl0z74jnuefruujpdt843nt0rtxnmee4uajtlsa0ccr2ev0q</text:span></text:p><text:p><text:span text:style-name="T143"/></text:p><text:p><text:span text:style-name="T143">CLI query utxo $(echo $MAGICT) --tx-in 2a36ded94bc579560dad1873806a6795b4875eabc6fdf154a6e9a2bca40f1d85</text:span><text:span text:style-name="T144">#0</text:span></text:p><text:p><text:span text:style-name="T144"/></text:p><text:p><text:span text:style-name="T150">CLI query utxo --testnet-magic 1 --tx-in acda5cb0173a27f90d298700e55675d1b9df8c000c1c53ed9b9220ccfb7a08c8#1</text:span></text:p></draw:text-box></draw:frame></text:p>
      <text:p text:style-name="P95"/>
      <text:p text:style-name="P95"/>
      <text:p text:style-name="P95"/>
      <text:p text:style-name="P95"/>
      <text:p text:style-name="P87"/>
      <text:p text:style-name="P87"><text:span text:style-name="T77">Guardar parámetros del protocolo</text:span> transacciones</text:p>
      <text:p text:style-name="P94">Se guarda en el fic<text:span text:style-name="T108">he</text:span>ro protocol.json</text:p>
      <text:p text:style-name="P95"><draw:frame text:anchor-type="paragraph" draw:z-index="4" draw:name="Shape1_3" draw:style-name="gr15" draw:text-style-name="P160" svg:width="15.9cm" svg:height="0.779cm" svg:x="0.049cm" svg:y="0.229cm"><draw:text-box><text:p><text:span text:style-name="T143">CLI query protocol-parameters --testnet-magic 1 --out-file protocol.json</text:span></text:p></draw:text-box></draw:frame></text:p>
      <text:p text:style-name="P95"/>
      <text:p text:style-name="P95"/>
      <text:p text:style-name="P88">Crear una transación borrador (draft)</text:p>
      <text:p text:style-name="P96">Se necesita <text:span text:style-name="T78">crear un borrador para calcular </text:span><text:s/>el coste (fee). <text:span text:style-name="T79">Una única línea de comandos</text:span></text:p>
      <text:p text:style-name="P96">--<text:span text:style-name="T79">tx-in = Id de la transaccion ( </text:span><text:span text:style-name="T52">fcd64d7065130dc15f4790eb8c9a3bdd548eb719d48eb0c3dc65172639d2c7b7</text:span><text:span text:style-name="T79">) hay que indicar el número del movimeinto = (#0)</text:span></text:p>
      <text:p text:style-name="P96">--<text:span text:style-name="T79">tx-out = wallets a utilizar</text:span></text:p>
      <text:p text:style-name="P95"><draw:frame text:anchor-type="paragraph" draw:z-index="5" draw:name="Shape1_4" draw:style-name="gr4" draw:text-style-name="P160" svg:width="15.9cm" svg:height="1.555cm" svg:x="0.049cm" svg:y="0.229cm"><draw:text-box><text:p><text:span text:style-name="T143">CLI transaction build-raw --tx-in fcd64d7065130dc15f4790eb8c9a3bdd548eb719d48eb0c3dc65172639d2c7b7#0 --tx-out $(cat ../test02/test02.addr)+0 --tx-out $(cat test01.addr)+0 --fee 0 --out-file tx.draft</text:span></text:p></draw:text-box></draw:frame></text:p>
      <text:p text:style-name="P95"><text:soft-page-break/></text:p>
      <text:p text:style-name="P95"/>
      <text:p text:style-name="P95"/>
      <text:p text:style-name="P87"/>
      <text:p text:style-name="P87"><text:span text:style-name="T78">Calcular el gasto </text:span><text:span text:style-name="T80">(</text:span><text:span text:style-name="T78">fee</text:span><text:span text:style-name="T80">)</text:span></text:p>
      <text:p text:style-name="P96">Se necesita calcular el coste (fee). <text:span text:style-name="T79">Una única línea de comandos</text:span></text:p>
      <text:p text:style-name="P95"><draw:frame text:anchor-type="paragraph" draw:z-index="6" draw:name="Shape1_5" draw:style-name="gr6" draw:text-style-name="P160" svg:width="15.9cm" svg:height="1.167cm" svg:x="0.049cm" svg:y="0.229cm"><draw:text-box><text:p><text:span text:style-name="T143">CLI transaction calculate-min-fee --tx-body-file tx.draft --tx-in-count </text:span><text:span text:style-name="T144">1</text:span><text:span text:style-name="T143"> --tx-out-count </text:span><text:span text:style-name="T144">2</text:span><text:span text:style-name="T143"> --witness-count </text:span><text:span text:style-name="T144">1</text:span><text:span text:style-name="T143"> --testnet-magic 1097911063 --protocol-params-file protocol.json</text:span></text:p></draw:text-box></draw:frame></text:p>
      <text:p text:style-name="P95"/>
      <text:p text:style-name="P97">Repuesta = 174169 Lovelace</text:p>
      <text:p text:style-name="P89">Importante <text:span text:style-name="T15">revisar la <text:s/>cantidad de </text:span>tx-in, tx-out <text:s/><text:span text:style-name="T15">y</text:span> witness<text:span text:style-name="T15"> para el calculo de la FEE sea correcto.</text:span></text:p>
      <text:p text:style-name="P98"/>
      <text:p text:style-name="P90">Crear la transaccion real</text:p>
      <text:p text:style-name="P7">--<text:span text:style-name="T81">tx-in </text:span><text:span text:style-name="T59"><text:s/></text:span><text:span text:style-name="T25"><text:s/><text:tab/>Transacción de origen, con el N.º de registro (#0)</text:span></text:p>
      <text:p text:style-name="P7">--tx-out<text:tab/><text:span text:style-name="T19">Wallet destino , con la cantidad (</text:span><text:span text:style-name="T83">+1</text:span><text:span text:style-name="T84">00000000</text:span><text:span text:style-name="T19">)</text:span></text:p>
      <text:p text:style-name="P104">--tx-out<text:tab/><text:span text:style-name="T19">Wallet origen , con la cantidad (</text:span><text:span text:style-name="T88">+8</text:span><text:span text:style-name="T89">99825831</text:span><text:span text:style-name="T19">)</text:span></text:p>
      <text:p text:style-name="P104">--fee<text:tab/><text:tab/><text:span text:style-name="T81">Pago a la red. (</text:span><text:span text:style-name="T90">174169</text:span><text:span text:style-name="T81">)</text:span></text:p>
      <text:p text:style-name="P104">--out-file<text:tab/><text:span text:style-name="T81">Fichero donde se guarda la tx.</text:span></text:p>
      <text:p text:style-name="P41"/>
      <text:p text:style-name="P96">Se necesita calcular el coste (fee). <text:span text:style-name="T79">Una única línea de comandos</text:span></text:p>
      <text:p text:style-name="P103">test02 100000000</text:p>
      <text:p text:style-name="P6"><text:span text:style-name="T87">test01 1000000000</text:span><text:span text:style-name="T54"> – </text:span><text:span text:style-name="T82">100000000</text:span><text:span text:style-name="T54"> = </text:span><text:span text:style-name="T87">900000000</text:span><text:span text:style-name="T54"> - <text:s/></text:span><text:span text:style-name="T91">174169</text:span><text:span text:style-name="T61"> </text:span><text:span text:style-name="T54">= </text:span><text:span text:style-name="T87">899825831</text:span></text:p>
      <text:p text:style-name="P96"><draw:frame text:anchor-type="paragraph" draw:z-index="7" draw:name="Shape1_6" draw:style-name="gr4" draw:text-style-name="P160" svg:width="15.9cm" svg:height="1.555cm" svg:x="0.049cm" svg:y="0.229cm"><draw:text-box><text:p><text:span text:style-name="T143">CLI transaction build-raw --tx-in fcd64d7065130dc15f4790eb8c9a3bdd548eb719d48eb0c3dc65172639d2c7b7#0 --tx-out $(cat ../test02/test02.addr)+</text:span><text:span text:style-name="T145">100000000</text:span><text:span text:style-name="T143"> --tx-out $(cat test01.addr)+</text:span><text:span text:style-name="T147">899825831</text:span><text:span text:style-name="T143"> --fee </text:span><text:span text:style-name="T148">174169</text:span><text:span text:style-name="T143"> --out-file tx.draft</text:span></text:p></draw:text-box></draw:frame></text:p>
      <text:p text:style-name="P96"/>
      <text:p text:style-name="P96"/>
      <text:p text:style-name="P87"><text:span text:style-name="T92">Firmar </text:span><text:span text:style-name="T78">la transaccion real</text:span></text:p>
      <text:p text:style-name="P91"><text:span text:style-name="T15">se utiliza el fichero con la clave privada</text:span> .skey</text:p>
      <text:p text:style-name="P87"><draw:frame text:anchor-type="paragraph" draw:z-index="8" draw:name="Shape1_7" draw:style-name="gr15" draw:text-style-name="P160" svg:width="15.9cm" svg:height="0.779cm" svg:x="0.049cm" svg:y="0.229cm"><draw:text-box><text:p><text:span text:style-name="T143">CLI transaction sign --tx-body-file tx.draft --signing-key-file test01.skey --testnet-magic 1097911063 --out-file tx.signed</text:span></text:p></draw:text-box></draw:frame></text:p>
      <text:p text:style-name="P87"/>
      <text:p text:style-name="P87"><text:span text:style-name="T92">Enviar </text:span><text:span text:style-name="T78">la transaccion real</text:span></text:p>
      <text:p text:style-name="P87"><draw:frame text:anchor-type="paragraph" draw:z-index="9" draw:name="Shape1_8" draw:style-name="gr15" draw:text-style-name="P160" svg:width="15.9cm" svg:height="0.779cm" svg:x="0.049cm" svg:y="0.229cm"><draw:text-box><text:p><text:span text:style-name="T143">CLI <text:s/>transaction submit --tx-file tx.signed --testnet-magic 1097911063</text:span></text:p></draw:text-box></draw:frame></text:p>
      <text:p text:style-name="P87"/>
      <text:p text:style-name="P99">Reusltado OK = Transaction successfully submitted</text:p>
      <text:p text:style-name="P90"><text:soft-page-break/></text:p>
      <text:p text:style-name="P90">Añadir metadata</text:p>
      <text:p text:style-name="P100">Es necesario crear un fichero .json con la estructura adecuada. Solo se admiten claves númericas para el nivel 0</text:p>
      <text:p text:style-name="P100"><draw:frame text:anchor-type="paragraph" draw:z-index="12" draw:name="Shape1_11" draw:style-name="gr12" draw:text-style-name="P160" svg:width="15.9cm" svg:height="6.599cm" svg:x="0.049cm" svg:y="0.229cm"><draw:text-box><text:p><text:span text:style-name="T143">{</text:span></text:p><text:p><text:span text:style-name="T143">"</text:span><text:span text:style-name="T145">9999</text:span><text:span text:style-name="T143">":{</text:span></text:p><text:p><text:span text:style-name="T143"/></text:p><text:p><text:span text:style-name="T143"><text:s text:c="2"/></text:span><text:span text:style-name="T143">"nft0": {</text:span></text:p><text:p><text:span text:style-name="T143"><text:s text:c="4"/></text:span><text:span text:style-name="T143">"id": "00000",</text:span></text:p><text:p><text:span text:style-name="T143"><text:s text:c="4"/></text:span><text:span text:style-name="T143">"name": "NFT 0",</text:span></text:p><text:p><text:span text:style-name="T143"><text:s text:c="4"/></text:span><text:span text:style-name="T143">"image": "ipfs://ipfs/&lt;IPFS_HASH&gt;",</text:span></text:p><text:p><text:span text:style-name="T143"><text:s text:c="4"/></text:span><text:span text:style-name="T143">"class": 0</text:span></text:p><text:p><text:span text:style-name="T143"><text:s text:c="2"/></text:span><text:span text:style-name="T143">},</text:span></text:p><text:p><text:span text:style-name="T143"><text:s text:c="2"/></text:span><text:span text:style-name="T143">"nft1": {</text:span></text:p><text:p><text:span text:style-name="T143"><text:s text:c="4"/></text:span><text:span text:style-name="T143">"id": "00001",</text:span></text:p><text:p><text:span text:style-name="T143"><text:s text:c="4"/></text:span><text:span text:style-name="T143">"name": "NFT 1",</text:span></text:p><text:p><text:span text:style-name="T143"><text:s text:c="4"/></text:span><text:span text:style-name="T143">"image": "ipfs://ipfs/&lt;IPFS_HASH&gt;",</text:span></text:p><text:p><text:span text:style-name="T143"><text:s text:c="4"/></text:span><text:span text:style-name="T143">"class": 0</text:span></text:p><text:p><text:span text:style-name="T143"><text:s text:c="4"/></text:span><text:span text:style-name="T143">}</text:span></text:p><text:p><text:span text:style-name="T143"><text:s text:c="2"/></text:span><text:span text:style-name="T143">}</text:span></text:p><text:p><text:span text:style-name="T143">}</text:span></text:p></draw:text-box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1">Solo es necesario agregar el parámetro –metada-json-file, en la creación de la transacción de prueba</text:p>
      <text:p text:style-name="P100"><draw:frame text:anchor-type="paragraph" draw:z-index="13" draw:name="Shape1_12" draw:style-name="gr4" draw:text-style-name="P160" svg:width="15.9cm" svg:height="1.555cm" svg:x="0.049cm" svg:y="0.229cm"><draw:text-box><text:p><text:span text:style-name="T143">CLI transaction build-raw --tx-in abf44cbf6abc68c929a33fbd6dbf1839256e7cd868b04c00b9c12c87bcc068e5#0 --tx-out $(cat test01.addr)+0 </text:span><text:span text:style-name="T144">--metadata-json-file tokens.json</text:span><text:span text:style-name="T143"> --fee 0 --out-file tx.draft</text:span></text:p></draw:text-box></draw:frame></text:p>
      <text:p text:style-name="P100"/>
      <text:p text:style-name="P100"/>
      <text:p text:style-name="P101">Calcular fees → Crear tx con valores reales → Firmar tx → Enviar tx<text:tab/></text:p>
      <text:h text:style-name="P127" text:outline-level="1"/>
      <text:p text:style-name="P39"/>
      <text:h text:style-name="Heading_20_2" text:outline-level="2">TRANSACCIÓN</text:h>
      <text:p text:style-name="P1">Una tx es válida cuando:</text:p>
      <text:p text:style-name="P1">* Está viva = el tiempo de la tx no ha terminado</text:p>
      <text:p text:style-name="P1">* El valor de <text:s/>A no es negativo</text:p>
      <text:p text:style-name="P2">* <text:span text:style-name="T1">El tamaño de tx no excede el maximo</text:span></text:p>
      <text:p text:style-name="P2">* <text:span text:style-name="T1">El coste se ha pagado.</text:span></text:p>
      <text:p text:style-name="P1"/>
      <text:p text:style-name="P1">Validar operaciones con clave privada:</text:p>
      <text:p text:style-name="P1">*Salida →</text:p>
      <text:p text:style-name="P1">*Entrada → </text:p>
      <text:p text:style-name="P1">*Author →</text:p>
      <text:p text:style-name="P1"/>
      <text:p text:style-name="P3">FEES</text:p>
      <text:p text:style-name="P3">* Suma <text:s/>a los<text:span text:style-name="T2"> Inputs </text:span>o los resta de los <text:span text:style-name="T2">Outputs . </text:span><text:span text:style-name="T7">Configurable en el script</text:span></text:p>
      <text:p text:style-name="P11"/>
      <text:p text:style-name="P11">script, including the, redeemer script, data script, and the datatype of the</text:p>
      <text:p text:style-name="P11">contract</text:p>
      <text:p text:style-name="P11"/>
      <text:p text:style-name="P11"/>
      <text:h text:style-name="Heading_20_1" text:outline-level="1"><text:soft-page-break/>Wallet API</text:h>
      <text:p text:style-name="P4"><text:span text:style-name="T7">validator script </text:span><text:span text:style-name="T8">(</text:span><text:span text:style-name="T7">data script, redeemer script, </text:span><text:span text:style-name="T8">data)→ Bool</text:span></text:p>
      <text:p text:style-name="P12"><text:tab/>Resultado de la validación</text:p>
      <text:p text:style-name="P12"/>
      <text:p text:style-name="P9"><text:span text:style-name="T7"><text:tab/> </text:span><text:span text:style-name="T11">data script: </text:span></text:p>
      <text:p text:style-name="P9"><text:span text:style-name="T11"><text:tab/><text:tab/></text:span><text:span text:style-name="T10">ix </text:span><text:span text:style-name="T7">Indice del Output de la tx de Entrada.</text:span></text:p>
      <text:p text:style-name="P12"><text:tab/><text:tab/>Contiene información relacionada con el SC:</text:p>
      <text:p text:style-name="P9"><text:span text:style-name="T7"><text:tab/><text:tab/><text:tab/></text:span><text:span text:style-name="T10">pub key</text:span><text:span text:style-name="T7"> propietario que realiza la operación.</text:span></text:p>
      <text:p text:style-name="P9"><text:span text:style-name="T7"><text:tab/><text:tab/><text:tab/></text:span><text:span text:style-name="T10">Hash</text:span></text:p>
      <text:p text:style-name="P12"><text:tab/><text:tab/>Se almacena completamente en el libro contable</text:p>
      <text:p text:style-name="P5"><text:span text:style-name="T7"><text:tab/> </text:span><text:span text:style-name="T9">redeemer script:</text:span></text:p>
      <text:p text:style-name="P5"><text:span text:style-name="T9"><text:tab/><text:tab/></text:span><text:span text:style-name="T13">Indexado con el hash del validator script</text:span></text:p>
      <text:p text:style-name="P13"><text:tab/><text:tab/>Representa una acción <text:s/>devolver</text:p>
      <text:p text:style-name="P10"><text:span text:style-name="T13"><text:tab/><text:tab/></text:span><text:span text:style-name="T14">Una unica opción para que el validator devuelva TRUE</text:span></text:p>
      <text:p text:style-name="P14"><text:tab/><text:tab/>El valor nunca se almacena on-chain, aparece como parte del dato de la transacción</text:p>
      <text:p text:style-name="P10"><text:span text:style-name="T14"><text:tab/></text:span><text:span text:style-name="T12">PendingTx:</text:span></text:p>
      <text:p text:style-name="P19"><text:tab/><text:tab/>Inputs</text:p>
      <text:p text:style-name="P19"><text:tab/><text:tab/>Outputs</text:p>
      <text:p text:style-name="P19"><text:tab/><text:tab/>Intervalo de validez</text:p>
      <text:p text:style-name="P19"><text:tab/><text:tab/>Estado del ledger <text:span text:style-name="T16">(info creada por el nodo)</text:span></text:p>
      <text:p text:style-name="P15"/>
      <text:p text:style-name="P20"><text:span text:style-name="T24">addresses</text:span><text:span text:style-name="T16"> = </text:span><text:span text:style-name="T3">Hash</text:span><text:span text:style-name="T16"> del </text:span><text:span text:style-name="T5">validator script </text:span><text:span text:style-name="T16">(=a). Se calcula off-chain</text:span></text:p>
      <text:p text:style-name="P16">Pagos a un SC:</text:p>
      <text:p text:style-name="P20"><text:span text:style-name="T5"><text:tab/>ix |→ (a,c) ;<text:tab/>c=</text:span><text:span text:style-name="T16"> data script</text:span></text:p>
      <text:p text:style-name="P20"><text:span text:style-name="T5"><text:tab/></text:span><text:span text:style-name="T6">El nodo ejecutar validateScript </text:span><text:span text:style-name="T17">se pasa como parametros <text:tab/><text:tab/><text:tab/></text:span></text:p>
      <text:p text:style-name="P17"><text:tab/>validateScript vld dsc rdm</text:p>
      <text:p text:style-name="P21"><text:span text:style-name="T5"><text:tab/><text:tab/></text:span><text:span text:style-name="T17">vld <text:s/>: ValidatorScript (Hash de la address)</text:span></text:p>
      <text:p text:style-name="P21"><text:span text:style-name="T5"><text:tab/><text:tab/></text:span><text:span text:style-name="T17">dsc <text:s/>: DataScript </text:span></text:p>
      <text:p text:style-name="P21"><text:span text:style-name="T5"><text:tab/><text:tab/></text:span><text:span text:style-name="T17">rdm : ReedimerScrip</text:span></text:p>
      <text:p text:style-name="P18"/>
      <text:p text:style-name="P18"/>
      <text:h text:style-name="P137" text:outline-level="3">TRIGGER</text:h>
      <text:p text:style-name="P18">EventTrigger </text:p>
      <text:p text:style-name="P18">EventHandler</text:p>
      <text:p text:style-name="P18"/>
      <text:p text:style-name="P18"/>
      <text:h text:style-name="Heading_20_3" text:outline-level="3">SLOTRANGE</text:h>
      <text:p text:style-name="P23">CONSTRUCTORES</text:p>
      <text:p text:style-name="P22">Always<text:tab/><text:tab/>:: SlotRange</text:p>
      <text:p text:style-name="P22">defaultSlotRange<text:tab/>:: SlotRange</text:p>
      <text:p text:style-name="P22">singleton<text:tab/><text:tab/>:: Slot -&gt; SlotRange</text:p>
      <text:p text:style-name="P22">interval<text:tab/><text:tab/>:: Slot -&gt; Slot -&gt; SlotRange</text:p>
      <text:p text:style-name="P22">intervalFrom<text:tab/><text:tab/>:: Slot -&gt; SlotRange</text:p>
      <text:p text:style-name="P22">intervalTo<text:tab/><text:tab/>:: Slot -&gt; SlotRange</text:p>
      <text:p text:style-name="P22">intersection<text:tab/><text:tab/>:: SlotRange -&gt; SlotRange -&gt; Maybe SlotRange</text:p>
      <text:p text:style-name="P22"><text:soft-page-break/>hull<text:tab/><text:tab/><text:tab/>:: SlotRange -&gt; SlotRange -&gt; <text:s/>SlotRange</text:p>
      <text:p text:style-name="Text_20_body"/>
      <text:p text:style-name="P23">INSPECCIÓN DE RANGOS</text:p>
      <text:p text:style-name="P22">member<text:tab/>:: Slot -&gt; SlotRange -&gt; Bool</text:p>
      <text:p text:style-name="P22">overlaps<text:tab/>:: SlotRange -&gt; SlotRange -&gt; Bool</text:p>
      <text:p text:style-name="P22">contains<text:tab/>:: SlotRange -&gt; SlotRange -&gt; Bool</text:p>
      <text:p text:style-name="P22">isEmpty<text:tab/>:: SlotRange -&gt; <text:s/>Bool</text:p>
      <text:p text:style-name="P22">before<text:tab/><text:tab/>:: Slot -&gt; SlotRange -&gt; Bool</text:p>
      <text:p text:style-name="P22">after<text:tab/><text:tab/>:: Slot -&gt; SlotRange -&gt; Bool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136" text:outline-level="3">bech32</text:h>
      <text:p text:style-name="P31"><text:a xlink:type="simple" xlink:href="https://github.com/input-output-hk/bech32" text:style-name="Internet_20_link" text:visited-style-name="Visited_20_Internet_20_Link">https://github.com/input-output-hk/bech32</text:a></text:p>
      <text:p text:style-name="P26">"stakePool": {</text:p>
      <text:p text:style-name="P26"><text:s text:c="12"/>"id": "pool155cu3s06js3llfh07vnzepatfuvt3s5s7uwldt9rzz55wz7pugt",</text:p>
      <text:p text:style-name="P26"><text:s text:c="12"/>"hash": "a531c8c1fa9423ffa6eff3262c87ab4f18b8c290f71df6aca310a947"</text:p>
      <text:p text:style-name="P26">}</text:p>
      <text:p text:style-name="P27">DECODIFICAR</text:p>
      <text:p text:style-name="P29"><text:span text:style-name="T48">ACCIÓN = </text:span>./bech32 &lt;&lt;&lt; pool155cu3s06js3llfh07vnzepatfuvt3s5s7uwldt9rzz55wz7pugt </text:p>
      <text:p text:style-name="P29"><text:span text:style-name="T48">RESULTADO = </text:span>a531c8c1fa9423ffa6eff3262c87ab4f18b8c290f71df6aca310a947</text:p>
      <text:p text:style-name="P28">CODIFICAR</text:p>
      <text:p text:style-name="P30"><text:span text:style-name="T48">ACCIÓN = </text:span>./bech32 pool &lt;&lt;&lt; a531c8c1fa9423ffa6eff3262c87ab4f18b8c290f71df6aca310a947</text:p>
      <text:p text:style-name="P30"><text:span text:style-name="T48">RESULTADO = </text:span>pool155cu3s06js3llfh07vnzepatfuvt3s5s7uwldt9rzz55wz7pugt</text:p>
      <text:h text:style-name="P138" text:outline-level="3"><text:span text:style-name="T23">DUDAS </text:span>PROCESOS ???</text:h>
      <text:list xml:id="list985774684" text:style-name="L2">
        <text:list-item>
          <text:p text:style-name="P144">How To acceder a Endpoints Off-Chain</text:p>
        </text:list-item>
        <text:list-item>
          <text:p text:style-name="P144">How To leer datos On-Chain</text:p>
        </text:list-item>
        <text:list-item>
          <text:p text:style-name="P144">How To publicar SC en Mainet</text:p>
        </text:list-item>
        <text:list-item>
          <text:p text:style-name="P145">How To actualizar SC en Mainnet</text:p>
        </text:list-item>
        <text:list-item>
          <text:p text:style-name="P146">Obtener current Slot.</text:p>
        </text:list-item>
        <text:list-item>
          <text:p text:style-name="P146"><text:soft-page-break/></text:p>
        </text:list-item>
      </text:list>
      <text:p text:style-name="P24"/>
      <text:p text:style-name="P25">Tipos de datos <text:s/>plutuys-c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Mono2" svg:font-family="FreeMono" style:font-family-generic="roman" style:font-pitch="variable"/>
    <style:font-face style:name="Helvetica Neue" svg:font-family="'Helvetica Neue', Helvetica, 'Segoe UI', Arial, freesans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modern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wiss" style:font-pitch="variable"/>
    <style:font-face style:name="Lohit Devanagari4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wiss" style:font-pitch="variable"/>
    <style:font-face style:name="Noto Serif CJK SC2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ES" style:letter-kerning="true" style:font-name-asian="Noto Serif CJK SC2" style:font-size-asian="10.5pt" style:language-asian="zh" style:country-asian="CN" style:font-name-complex="Lohit Devanagari4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4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2" style:font-family-asian="'Noto Serif CJK SC'" style:font-family-generic-asian="system" style:font-pitch-asian="variable" style:font-size-asian="12pt" style:font-weight-asian="bold" style:font-name-complex="Lohit Devanagari4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5T08:04:23.402679466</meta:creation-date>
    <dc:date>2023-01-02T19:55:39.078113924</dc:date>
    <meta:editing-duration>P2DT1H18M56S</meta:editing-duration>
    <meta:editing-cycles>57</meta:editing-cycles>
    <meta:generator>LibreOffice/7.3.7.2$Linux_X86_64 LibreOffice_project/30$Build-2</meta:generator>
    <meta:document-statistic meta:table-count="0" meta:image-count="0" meta:object-count="0" meta:page-count="19" meta:paragraph-count="269" meta:word-count="1404" meta:character-count="10912" meta:non-whitespace-character-count="9626"/>
  </office:meta>
</office:document-meta>
</file>